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FreeSans2" svg:font-family="FreeSans" style:font-family-generic="swiss"/>
    <style:font-face style:name="FreeSans1" svg:font-family="FreeSans" style:font-pitch="variable"/>
    <style:font-face style:name="Helvetica1" svg:font-family="Helvetica" style:font-pitch="variable"/>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break-before="page"/>
      <style:text-properties style:font-name="Times New Roman" fo:language="en" fo:country="US" style:language-asian="zh" style:country-asian="CN" style:language-complex="hi" style:country-complex="IN"/>
    </style:style>
    <style:style style:name="P2" style:family="paragraph" style:parent-style-name="Standard">
      <style:paragraph-properties fo:break-before="page"/>
      <style:text-properties style:font-name="Times New Roman" fo:language="en" fo:country="US" officeooo:rsid="0046cb9f" officeooo:paragraph-rsid="0046cb9f" style:language-asian="zh" style:country-asian="CN" style:language-complex="hi" style:country-complex="IN"/>
    </style:style>
    <style:style style:name="P3" style:family="paragraph" style:parent-style-name="Standard">
      <style:paragraph-properties fo:break-before="page"/>
      <style:text-properties style:font-name="Times New Roman" fo:language="en" fo:country="US" fo:font-style="normal" officeooo:paragraph-rsid="003a02ef" style:language-asian="zh" style:country-asian="CN" style:font-style-asian="normal" style:language-complex="hi" style:country-complex="IN" style:font-style-complex="normal"/>
    </style:style>
    <style:style style:name="P4" style:family="paragraph" style:parent-style-name="Standard">
      <style:paragraph-properties fo:line-height="100%"/>
      <style:text-properties fo:color="#000000" style:font-name="Times New Roman" fo:language="en" fo:country="US" officeooo:paragraph-rsid="00412f39" style:language-asian="zh" style:country-asian="CN" style:language-complex="hi" style:country-complex="IN"/>
    </style:style>
    <style:style style:name="P5" style:family="paragraph" style:parent-style-name="Standard">
      <style:text-properties fo:color="#000000" style:font-name="Times New Roman" fo:language="en" fo:country="US" officeooo:paragraph-rsid="00412f39" style:language-asian="zh" style:country-asian="CN" style:language-complex="hi" style:country-complex="IN"/>
    </style:style>
    <style:style style:name="P6" style:family="paragraph" style:parent-style-name="Standard">
      <style:text-properties fo:color="#000000" style:font-name="Times New Roman" fo:language="en" fo:country="US" fo:font-weight="normal" officeooo:paragraph-rsid="00412f39" style:language-asian="zh" style:country-asian="CN" style:font-weight-asian="normal" style:language-complex="hi" style:country-complex="IN" style:font-weight-complex="normal"/>
    </style:style>
    <style:style style:name="P7" style:family="paragraph" style:parent-style-name="Standard">
      <style:text-properties fo:color="#000000" style:font-name="Times New Roman" fo:language="en" fo:country="US" fo:font-style="normal" officeooo:paragraph-rsid="00412f39" style:language-asian="zh" style:country-asian="CN" style:font-style-asian="normal" style:language-complex="hi" style:country-complex="IN" style:font-style-complex="normal"/>
    </style:style>
    <style:style style:name="P8" style:family="paragraph" style:parent-style-name="Standard">
      <style:paragraph-properties fo:line-height="100%"/>
      <style:text-properties fo:color="#000000" style:font-name="Times New Roman" fo:language="en" fo:country="US" fo:font-style="normal" officeooo:paragraph-rsid="00358549" style:language-asian="zh" style:country-asian="CN" style:font-style-asian="normal" style:language-complex="hi" style:country-complex="IN" style:font-style-complex="normal"/>
    </style:style>
    <style:style style:name="P9" style:family="paragraph" style:parent-style-name="Standard">
      <style:paragraph-properties fo:line-height="100%"/>
      <style:text-properties fo:color="#000000" style:font-name="Times New Roman" fo:language="en" fo:country="US" fo:font-style="normal" officeooo:paragraph-rsid="00380df7" style:language-asian="zh" style:country-asian="CN" style:font-style-asian="normal" style:language-complex="hi" style:country-complex="IN" style:font-style-complex="normal"/>
    </style:style>
    <style:style style:name="P10" style:family="paragraph" style:parent-style-name="Standard">
      <style:text-properties fo:color="#000000" style:font-name="Times New Roman" fo:language="en" fo:country="US" fo:font-style="normal" officeooo:rsid="00358549" fo:background-color="transparent" style:language-asian="zh" style:country-asian="CN" style:font-style-asian="normal" style:language-complex="hi" style:country-complex="IN" style:font-style-complex="normal"/>
    </style:style>
    <style:style style:name="P11" style:family="paragraph" style:parent-style-name="Standard">
      <style:paragraph-properties fo:line-height="100%"/>
      <style:text-properties fo:color="#000000" style:font-name="Times New Roman" fo:language="en" fo:country="US" fo:font-style="normal" officeooo:rsid="00358549" officeooo:paragraph-rsid="00358549" fo:background-color="transparent" style:language-asian="zh" style:country-asian="CN" style:font-style-asian="normal" style:language-complex="hi" style:country-complex="IN" style:font-style-complex="normal"/>
    </style:style>
    <style:style style:name="P12" style:family="paragraph" style:parent-style-name="Standard">
      <style:paragraph-properties fo:line-height="100%"/>
      <style:text-properties fo:color="#000000" style:font-name="Times New Roman" fo:language="en" fo:country="US" fo:font-style="normal" officeooo:rsid="00358549" officeooo:paragraph-rsid="0037230d" fo:background-color="transparent" style:language-asian="zh" style:country-asian="CN" style:font-style-asian="normal" style:language-complex="hi" style:country-complex="IN" style:font-style-complex="normal"/>
    </style:style>
    <style:style style:name="P13" style:family="paragraph" style:parent-style-name="Standard">
      <style:paragraph-properties fo:line-height="100%"/>
      <style:text-properties fo:color="#000000" style:font-name="Times New Roman" fo:language="en" fo:country="US" fo:font-style="normal" officeooo:rsid="00358549" officeooo:paragraph-rsid="00403074" fo:background-color="transparent" style:language-asian="zh" style:country-asian="CN" style:font-style-asian="normal" style:language-complex="hi" style:country-complex="IN" style:font-style-complex="normal"/>
    </style:style>
    <style:style style:name="P14" style:family="paragraph" style:parent-style-name="Standard">
      <style:paragraph-properties fo:line-height="100%"/>
      <style:text-properties fo:color="#000000" style:font-name="Times New Roman" fo:language="en" fo:country="US" officeooo:rsid="00358549" officeooo:paragraph-rsid="00358549" fo:background-color="transparent" style:language-asian="zh" style:country-asian="CN" style:language-complex="hi" style:country-complex="IN"/>
    </style:style>
    <style:style style:name="P15" style:family="paragraph" style:parent-style-name="Standard">
      <style:text-properties fo:color="#000000" style:font-name="Times New Roman" fo:font-size="12pt" fo:language="en" fo:country="US" officeooo:paragraph-rsid="00412f39" style:font-size-asian="12pt" style:language-asian="zh" style:country-asian="CN" style:font-size-complex="12pt" style:language-complex="hi" style:country-complex="IN"/>
    </style:style>
    <style:style style:name="P16" style:family="paragraph" style:parent-style-name="Standard">
      <style:text-properties fo:color="#000000" officeooo:paragraph-rsid="00412f39"/>
    </style:style>
    <style:style style:name="P17" style:family="paragraph" style:parent-style-name="Standard">
      <style:paragraph-properties fo:line-height="100%"/>
      <style:text-properties officeooo:paragraph-rsid="00412f39"/>
    </style:style>
    <style:style style:name="P18" style:family="paragraph" style:parent-style-name="Standard">
      <style:text-properties style:font-name="Times New Roman"/>
    </style:style>
    <style:style style:name="P19" style:family="paragraph" style:parent-style-name="Standard">
      <style:text-properties style:font-name="Times New Roman" fo:language="en" fo:country="US" style:language-asian="zh" style:country-asian="CN" style:language-complex="hi" style:country-complex="IN"/>
    </style:style>
    <style:style style:name="P20" style:family="paragraph" style:parent-style-name="Standard">
      <style:paragraph-properties fo:line-height="100%"/>
      <style:text-properties style:font-name="Times New Roman" fo:language="en" fo:country="US" officeooo:paragraph-rsid="00412f39" style:language-asian="zh" style:country-asian="CN" style:language-complex="hi" style:country-complex="IN"/>
    </style:style>
    <style:style style:name="P21" style:family="paragraph" style:parent-style-name="Standard">
      <style:text-properties style:font-name="Times New Roman" fo:language="en" fo:country="US" officeooo:paragraph-rsid="0040ef40" style:language-asian="zh" style:country-asian="CN" style:language-complex="hi" style:country-complex="IN"/>
    </style:style>
    <style:style style:name="P22" style:family="paragraph" style:parent-style-name="Standard">
      <style:text-properties style:font-name="Times New Roman" fo:language="en" fo:country="US" officeooo:rsid="0046cb9f" officeooo:paragraph-rsid="0046cb9f" style:language-asian="zh" style:country-asian="CN" style:language-complex="hi" style:country-complex="IN"/>
    </style:style>
    <style:style style:name="P23" style:family="paragraph" style:parent-style-name="Standard">
      <style:text-properties style:font-name="Times New Roman" fo:language="en" fo:country="US" officeooo:rsid="0046cb9f" officeooo:paragraph-rsid="0047f18c" style:language-asian="zh" style:country-asian="CN" style:language-complex="hi" style:country-complex="IN"/>
    </style:style>
    <style:style style:name="P24" style:family="paragraph" style:parent-style-name="Standard">
      <style:text-properties style:font-name="Times New Roman" fo:language="en" fo:country="US" officeooo:rsid="00495989" officeooo:paragraph-rsid="00495989" style:language-asian="zh" style:country-asian="CN" style:language-complex="hi" style:country-complex="IN"/>
    </style:style>
    <style:style style:name="P25" style:family="paragraph" style:parent-style-name="Standard">
      <style:text-properties style:font-name="Times New Roman" fo:language="en" fo:country="US" officeooo:rsid="004a84a8" officeooo:paragraph-rsid="004a84a8" style:language-asian="zh" style:country-asian="CN" style:language-complex="hi" style:country-complex="IN"/>
    </style:style>
    <style:style style:name="P26" style:family="paragraph" style:parent-style-name="Standard">
      <style:text-properties style:font-name="Times New Roman" fo:language="en" fo:country="US" fo:font-style="normal" officeooo:paragraph-rsid="003a02ef" style:language-asian="zh" style:country-asian="CN" style:font-style-asian="normal" style:language-complex="hi" style:country-complex="IN" style:font-style-complex="normal"/>
    </style:style>
    <style:style style:name="P27" style:family="paragraph" style:parent-style-name="Standard">
      <style:paragraph-properties fo:line-height="100%"/>
      <style:text-properties style:font-name="Times New Roman" fo:font-style="normal" officeooo:paragraph-rsid="00358549" style:font-style-asian="normal" style:font-style-complex="normal"/>
    </style:style>
    <style:style style:name="P28" style:family="paragraph" style:parent-style-name="Standard">
      <style:paragraph-properties fo:line-height="100%"/>
      <style:text-properties style:font-name="Times New Roman" fo:font-style="normal" officeooo:paragraph-rsid="00380df7" style:font-style-asian="normal" style:font-style-complex="normal"/>
    </style:style>
    <style:style style:name="P29" style:family="paragraph" style:parent-style-name="Standard">
      <style:text-properties officeooo:paragraph-rsid="00412f39"/>
    </style:style>
    <style:style style:name="P30" style:family="paragraph" style:parent-style-name="Standard">
      <style:paragraph-properties fo:margin-top="0cm" fo:margin-bottom="0cm" style:contextual-spacing="false" fo:line-height="100%"/>
      <style:text-properties officeooo:paragraph-rsid="00412f39"/>
    </style:style>
    <style:style style:name="P31" style:family="paragraph" style:parent-style-name="Text_20_body">
      <style:paragraph-properties fo:margin-top="0cm" fo:margin-bottom="0cm" style:contextual-spacing="false" fo:line-height="100%"/>
      <style:text-properties fo:color="#000000" style:font-name="Times New Roman" fo:language="en" fo:country="US" officeooo:paragraph-rsid="00412f39" style:language-asian="zh" style:country-asian="CN" style:language-complex="hi" style:country-complex="IN"/>
    </style:style>
    <style:style style:name="P32" style:family="paragraph" style:parent-style-name="Text_20_body">
      <style:text-properties officeooo:paragraph-rsid="00412f39"/>
    </style:style>
    <style:style style:name="P33" style:family="paragraph" style:parent-style-name="Standard" style:master-page-name="First_20_Page">
      <style:paragraph-properties style:page-number="auto"/>
      <style:text-properties style:font-name="Times New Roman" fo:language="en" fo:country="US" officeooo:rsid="0046cb9f" officeooo:paragraph-rsid="0046cb9f" style:language-asian="zh" style:country-asian="CN" style:language-complex="hi" style:country-complex="IN"/>
    </style:style>
    <style:style style:name="P34" style:family="paragraph" style:parent-style-name="Standard">
      <style:paragraph-properties fo:line-height="100%"/>
      <style:text-properties fo:color="#000000" style:font-name="Times New Roman" fo:language="en" fo:country="US" fo:font-style="normal" officeooo:rsid="00358549" officeooo:paragraph-rsid="003ea708" fo:background-color="transparent" style:language-asian="zh" style:country-asian="CN" style:font-style-asian="normal" style:language-complex="hi" style:country-complex="IN" style:font-style-complex="normal"/>
    </style:style>
    <style:style style:name="P35" style:family="paragraph" style:parent-style-name="Standard">
      <style:text-properties fo:color="#000000" style:font-name="Times New Roman" fo:language="en" fo:country="US" officeooo:paragraph-rsid="00412f39" style:language-asian="zh" style:country-asian="CN" style:language-complex="hi" style:country-complex="IN"/>
    </style:style>
    <style:style style:name="P36" style:family="paragraph" style:parent-style-name="Standard">
      <style:paragraph-properties fo:line-height="100%"/>
      <style:text-properties fo:color="#000000" style:font-name="Times New Roman" fo:language="en" fo:country="US" officeooo:paragraph-rsid="00412f39" style:language-asian="zh" style:country-asian="CN" style:language-complex="hi" style:country-complex="IN"/>
    </style:style>
    <style:style style:name="P37" style:family="paragraph" style:parent-style-name="Standard">
      <style:text-properties fo:color="#000000" style:font-name="Times New Roman" fo:font-size="12pt" fo:language="en" fo:country="US" officeooo:paragraph-rsid="00412f39" style:font-size-asian="12pt" style:language-asian="zh" style:country-asian="CN" style:font-size-complex="12pt" style:language-complex="hi" style:country-complex="IN"/>
    </style:style>
    <style:style style:name="P38" style:family="paragraph" style:parent-style-name="Standard">
      <style:text-properties fo:color="#ff3333" officeooo:paragraph-rsid="00412f39"/>
    </style:style>
    <style:style style:name="P39" style:family="paragraph" style:parent-style-name="Standard">
      <style:text-properties fo:color="#ff3333" style:font-name="Times New Roman" fo:font-size="12pt" fo:language="en" fo:country="US" officeooo:paragraph-rsid="00412f39" style:font-size-asian="12pt" style:language-asian="zh" style:country-asian="CN" style:font-size-complex="12pt" style:language-complex="hi" style:country-complex="IN"/>
    </style:style>
    <style:style style:name="P40" style:family="paragraph" style:parent-style-name="Standard">
      <style:paragraph-properties fo:margin-top="0cm" fo:margin-bottom="0cm" style:contextual-spacing="false" fo:line-height="100%"/>
      <style:text-properties fo:color="#000000" style:font-name="Times New Roman" fo:language="en" fo:country="US" officeooo:paragraph-rsid="00412f39" style:language-asian="zh" style:country-asian="CN" style:language-complex="hi" style:country-complex="IN"/>
    </style:style>
    <style:style style:name="P41" style:family="paragraph" style:parent-style-name="Text_20_body">
      <style:paragraph-properties fo:margin-top="0cm" fo:margin-bottom="0cm" style:contextual-spacing="false" fo:line-height="100%"/>
      <style:text-properties fo:color="#000000" style:font-name="Times New Roman" fo:language="en" fo:country="US" officeooo:paragraph-rsid="00412f39" style:language-asian="zh" style:country-asian="CN" style:language-complex="hi" style:country-complex="IN"/>
    </style:style>
    <style:style style:name="P42" style:family="paragraph">
      <style:paragraph-properties fo:text-align="start" style:writing-mode="lr-tb"/>
    </style:style>
    <style:style style:name="P43" style:family="paragraph">
      <style:paragraph-properties fo:text-align="start" style:writing-mode="lr-tb"/>
      <style:text-properties fo:font-size="42.3499984741211pt"/>
    </style:style>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color="#000000" style:font-name="Times New Roman" fo:language="en" fo:country="US" style:language-asian="zh" style:country-asian="CN" style:language-complex="hi" style:country-complex="IN"/>
    </style:style>
    <style:style style:name="T4" style:family="text">
      <style:text-properties fo:color="#000000" style:font-name="Times New Roman" fo:language="en" fo:country="US" fo:font-style="italic" style:language-asian="zh" style:country-asian="CN" style:font-style-asian="italic" style:language-complex="hi" style:country-complex="IN"/>
    </style:style>
    <style:style style:name="T5" style:family="text">
      <style:text-properties fo:color="#000000" style:font-name="Times New Roman" fo:language="en" fo:country="US" fo:font-style="italic" style:language-asian="zh" style:country-asian="CN" style:font-style-asian="italic" style:language-complex="hi" style:country-complex="IN" style:font-style-complex="italic"/>
    </style:style>
    <style:style style:name="T6" style:family="text">
      <style:text-properties fo:color="#000000" style:font-name="Times New Roman" fo:language="en" fo:country="US" fo:font-style="italic" fo:font-weight="normal" style:language-asian="zh" style:country-asian="CN" style:font-style-asian="italic" style:font-weight-asian="normal" style:language-complex="hi" style:country-complex="IN" style:font-style-complex="italic" style:font-weight-complex="normal"/>
    </style:style>
    <style:style style:name="T7" style:family="text">
      <style:text-properties fo:color="#000000" style:font-name="Times New Roman" fo:language="en" fo:country="US" fo:font-style="normal" style:language-asian="zh" style:country-asian="CN" style:font-style-asian="normal" style:language-complex="hi" style:country-complex="IN" style:font-style-complex="normal"/>
    </style:style>
    <style:style style:name="T8" style:family="text">
      <style:text-properties fo:color="#000000" style:font-name="Times New Roman" fo:language="en" fo:country="US" fo:font-style="normal" fo:font-weight="normal" style:language-asian="zh" style:country-asian="CN" style:font-style-asian="normal" style:font-weight-asian="normal" style:language-complex="hi" style:country-complex="IN" style:font-style-complex="normal" style:font-weight-complex="normal"/>
    </style:style>
    <style:style style:name="T9" style:family="text">
      <style:text-properties fo:color="#000000" style:font-name="Times New Roman" fo:language="en" fo:country="US" fo:font-weight="normal" style:language-asian="zh" style:country-asian="CN" style:font-weight-asian="normal" style:language-complex="hi" style:country-complex="IN" style:font-weight-complex="normal"/>
    </style:style>
    <style:style style:name="T10" style:family="text">
      <style:text-properties fo:color="#000000" style:font-name="Times New Roman" fo:font-size="12pt" fo:language="en" fo:country="US" style:font-size-asian="12pt" style:language-asian="zh" style:country-asian="CN" style:font-size-complex="12pt" style:language-complex="hi" style:country-complex="IN"/>
    </style:style>
    <style:style style:name="T11" style:family="text">
      <style:text-properties fo:color="#000000" style:font-name="Times New Roman" fo:font-size="12pt" fo:language="en" fo:country="US" fo:font-style="italic" style:font-size-asian="12pt" style:language-asian="zh" style:country-asian="CN" style:font-style-asian="italic" style:font-size-complex="12pt" style:language-complex="hi" style:country-complex="IN" style:font-style-complex="italic"/>
    </style:style>
    <style:style style:name="T12" style:family="text">
      <style:text-properties fo:color="#000000" style:font-name="Times New Roman" fo:font-size="12pt" fo:language="en" fo:country="US" fo:font-style="normal" style:font-size-asian="12pt" style:language-asian="zh" style:country-asian="CN" style:font-style-asian="normal" style:font-size-complex="12pt" style:language-complex="hi" style:country-complex="IN" style:font-style-complex="normal"/>
    </style:style>
    <style:style style:name="T13" style:family="text">
      <style:text-properties fo:color="#000000" style:font-name="Times New Roman" fo:font-size="12pt" style:font-size-asian="12pt" style:font-size-complex="12pt"/>
    </style:style>
    <style:style style:name="T14" style:family="text">
      <style:text-properties fo:color="#000000" style:font-name="Times New Roman" fo:font-size="12pt" fo:font-style="italic" style:font-size-asian="12pt" style:font-style-asian="italic" style:font-size-complex="12pt" style:font-style-complex="italic"/>
    </style:style>
    <style:style style:name="T15" style:family="text">
      <style:text-properties fo:color="#000000" style:font-name="Times New Roman" fo:font-size="11pt" fo:font-weight="bold" style:font-size-asian="11pt" style:font-weight-asian="bold" style:font-size-complex="11pt" style:font-weight-complex="bold"/>
    </style:style>
    <style:style style:name="T16" style:family="text">
      <style:text-properties fo:color="#000000" style:font-name="Times New Roman" fo:font-size="11pt" style:font-size-asian="11pt" style:font-size-complex="11pt"/>
    </style:style>
    <style:style style:name="T17" style:family="text">
      <style:text-properties fo:color="#000000" fo:font-size="12pt" fo:language="en" fo:country="US" fo:font-weight="normal" style:font-size-asian="12pt" style:language-asian="zh" style:country-asian="CN" style:font-weight-asian="normal" style:font-size-complex="12pt" style:language-complex="hi" style:country-complex="IN" style:font-weight-complex="normal"/>
    </style:style>
    <style:style style:name="T18" style:family="text">
      <style:text-properties fo:color="#000000" fo:language="en" fo:country="US" style:language-asian="zh" style:country-asian="CN" style:language-complex="hi" style:country-complex="IN"/>
    </style:style>
    <style:style style:name="T19" style:family="text">
      <style:text-properties fo:color="#000000" fo:language="en" fo:country="US" officeooo:rsid="003a720a" style:language-asian="zh" style:country-asian="CN" style:language-complex="hi" style:country-complex="IN"/>
    </style:style>
    <style:style style:name="T20" style:family="text">
      <style:text-properties fo:color="#000000" fo:language="en" fo:country="US" officeooo:rsid="003d496c" style:language-asian="zh" style:country-asian="CN" style:language-complex="hi" style:country-complex="IN"/>
    </style:style>
    <style:style style:name="T21" style:family="text">
      <style:text-properties fo:color="#000000" officeooo:rsid="003a02ef"/>
    </style:style>
    <style:style style:name="T22" style:family="text">
      <style:text-properties fo:font-style="normal" style:font-style-asian="normal" style:font-style-complex="normal"/>
    </style:style>
    <style:style style:name="T23" style:family="text">
      <style:text-properties fo:font-style="normal" officeooo:rsid="004a8bb1" style:font-style-asian="normal" style:font-style-complex="normal"/>
    </style:style>
    <style:style style:name="T24" style:family="text">
      <style:text-properties fo:color="#ff3333" style:font-name="Times New Roman" fo:font-style="normal" officeooo:rsid="003bdfaf" fo:background-color="transparent" loext:char-shading-value="0" style:font-style-asian="normal" style:font-style-complex="normal"/>
    </style:style>
    <style:style style:name="T25" style:family="text">
      <style:text-properties style:font-name="Times New Roman"/>
    </style:style>
    <style:style style:name="T26" style:family="text">
      <style:text-properties style:font-name="Times New Roman" fo:font-style="italic" style:language-asian="zh" style:country-asian="CN" style:font-style-asian="italic" style:language-complex="hi" style:country-complex="IN" style:font-style-complex="italic"/>
    </style:style>
    <style:style style:name="T27" style:family="text">
      <style:text-properties style:font-name="Times New Roman" fo:font-style="normal" style:font-style-asian="normal" style:font-style-complex="normal"/>
    </style:style>
    <style:style style:name="T28" style:family="text">
      <style:text-properties style:font-name="Times New Roman" fo:font-style="normal" officeooo:rsid="0040ef40" style:font-style-asian="normal" style:font-style-complex="normal"/>
    </style:style>
    <style:style style:name="T29" style:family="text">
      <style:text-properties style:font-name="Times New Roman" fo:font-style="normal" style:language-asian="zh" style:country-asian="CN" style:font-style-asian="normal" style:language-complex="hi" style:country-complex="IN" style:font-style-complex="normal"/>
    </style:style>
    <style:style style:name="T30" style:family="text">
      <style:text-properties style:font-name="Times New Roman" officeooo:rsid="00403074"/>
    </style:style>
    <style:style style:name="T31" style:family="text">
      <style:text-properties style:font-name="Times New Roman" officeooo:rsid="0040ef40"/>
    </style:style>
    <style:style style:name="T32" style:family="text">
      <style:text-properties style:font-name="Times New Roman" style:language-asian="zh" style:country-asian="CN" style:language-complex="hi" style:country-complex="IN"/>
    </style:style>
    <style:style style:name="T33" style:family="text">
      <style:text-properties style:font-name="Times New Roman" fo:language="en" fo:country="US" style:language-asian="zh" style:country-asian="CN" style:language-complex="hi" style:country-complex="IN"/>
    </style:style>
    <style:style style:name="T34" style:family="text">
      <style:text-properties style:font-name="Times New Roman" fo:language="en" fo:country="US" fo:font-style="normal" style:language-asian="zh" style:country-asian="CN" style:font-style-asian="normal" style:language-complex="hi" style:country-complex="IN" style:font-style-complex="normal"/>
    </style:style>
    <style:style style:name="T35" style:family="text">
      <style:text-properties style:font-name="Times New Roman" fo:language="en" fo:country="US" fo:font-style="italic" style:language-asian="zh" style:country-asian="CN" style:font-style-asian="italic" style:language-complex="hi" style:country-complex="IN" style:font-style-complex="italic"/>
    </style:style>
    <style:style style:name="T36" style:family="text">
      <style:text-properties style:font-name="Times New Roman" fo:font-size="12pt" fo:language="en" fo:country="US" fo:font-style="italic" style:font-size-asian="12pt" style:language-asian="zh" style:country-asian="CN" style:font-style-asian="italic" style:font-size-complex="12pt" style:language-complex="hi" style:country-complex="IN" style:font-style-complex="italic"/>
    </style:style>
    <style:style style:name="T37" style:family="text">
      <style:text-properties style:font-name="Times New Roman" fo:font-size="12pt" fo:language="en" fo:country="US" style:font-size-asian="12pt" style:language-asian="zh" style:country-asian="CN" style:font-size-complex="12pt" style:language-complex="hi" style:country-complex="IN"/>
    </style:style>
    <style:style style:name="T38" style:family="text">
      <style:text-properties fo:language="en" fo:country="US" style:language-asian="zh" style:country-asian="CN" style:language-complex="hi" style:country-complex="IN"/>
    </style:style>
    <style:style style:name="T39" style:family="text">
      <style:text-properties fo:font-variant="normal" fo:text-transform="none" fo:color="#000000" style:font-name="Times New Roman" fo:font-size="12pt" fo:letter-spacing="normal" fo:language="en" fo:country="US" fo:font-style="normal" fo:font-weight="normal" style:font-size-asian="12pt" style:language-asian="zh" style:country-asian="CN" style:font-style-asian="normal" style:font-weight-asian="normal" style:font-size-complex="12pt" style:language-complex="hi" style:country-complex="IN"/>
    </style:style>
    <style:style style:name="T40" style:family="text">
      <style:text-properties fo:font-variant="normal" fo:text-transform="none" fo:color="#000000" style:font-name="Times New Roman" fo:font-size="12pt" fo:letter-spacing="normal" fo:language="en" fo:country="US" fo:font-style="normal" fo:font-weight="normal" style:font-size-asian="12pt" style:language-asian="zh" style:country-asian="CN" style:font-style-asian="normal" style:font-weight-asian="normal" style:font-size-complex="12pt" style:language-complex="hi" style:country-complex="IN" style:font-style-complex="normal"/>
    </style:style>
    <style:style style:name="T41" style:family="text">
      <style:text-properties fo:font-variant="normal" fo:text-transform="none" fo:color="#000000" style:font-name="Times New Roman" fo:font-size="12pt" fo:letter-spacing="normal" fo:language="en" fo:country="US" fo:font-style="italic" fo:font-weight="normal" style:font-size-asian="12pt" style:language-asian="zh" style:country-asian="CN" style:font-style-asian="italic" style:font-weight-asian="normal" style:font-size-complex="12pt" style:language-complex="hi" style:country-complex="IN" style:font-style-complex="italic"/>
    </style:style>
    <style:style style:name="T42" style:family="text">
      <style:text-properties officeooo:rsid="0037230d"/>
    </style:style>
    <style:style style:name="T43" style:family="text">
      <style:text-properties officeooo:rsid="003a02ef"/>
    </style:style>
    <style:style style:name="T44" style:family="text">
      <style:text-properties officeooo:rsid="003ea708"/>
    </style:style>
    <style:style style:name="T45" style:family="text">
      <style:text-properties officeooo:rsid="0047f18c"/>
    </style:style>
    <style:style style:name="T46" style:family="text">
      <style:text-properties style:text-position="super 58%" officeooo:rsid="0047f18c"/>
    </style:style>
    <style:style style:name="T47" style:family="text">
      <style:text-properties officeooo:rsid="004a8bb1"/>
    </style:style>
    <style:style style:name="T48" style:family="text">
      <style:text-properties fo:color="#000000" style:font-name="Helvetica" fo:font-size="16pt" style:font-size-asian="16pt" style:font-name-complex="Helvetica" style:font-size-complex="16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79cm" svg:stroke-color="#000000" draw:marker-start="" draw:marker-end="" draw:fill="none" fo:padding-top="0.039cm" fo:padding-bottom="0.039cm" fo:padding-left="0.039cm" fo:padding-right="0.039cm" style:run-through="foreground"/>
    </style:style>
    <style:style style:name="gr4" style:family="graphic">
      <style:graphic-properties draw:stroke="dash" svg:stroke-width="0.026cm" svg:stroke-color="#000000" draw:marker-start="" draw:marker-end="" draw:fill="none" fo:padding-top="0.012cm" fo:padding-bottom="0.012cm" fo:padding-left="0.012cm" fo:padding-right="0.012cm" style:run-through="foreground"/>
    </style:style>
    <style:style style:name="gr5" style:family="graphic">
      <style:graphic-properties draw:stroke="solid" svg:stroke-width="0.026cm" svg:stroke-color="#000000" draw:marker-start="" draw:marker-end="" draw:fill="none" fo:padding-top="0.012cm" fo:padding-bottom="0.012cm" fo:padding-left="0.012cm" fo:padding-right="0.012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46cm" fo:min-width="1.415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46cm" fo:min-width="0.986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457cm" fo:min-width="0.208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457cm" fo:min-width="0.21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46cm" fo:min-width="0.637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457cm" fo:min-width="0.249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457cm" fo:min-width="0.106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457cm" fo:min-width="0.127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Relatedness in Sable Island Horses</text:p>
      <text:p text:style-name="P22"/>
      <text:p text:style-name="P23">Rebecca A. Robertson<text:span text:style-name="T46">a</text:span>, Zoe Lucas, Brenna A. McLeod<text:span text:style-name="T46">a</text:span> and Timothy R. Frasier<text:span text:style-name="T46">a</text:span></text:p>
      <text:p text:style-name="P22"><text:span text:style-name="T45">a </text:span>Department of Biology, Saint Mary’s University, Halifax, NS, Canada</text:p>
      <text:p text:style-name="P25">b</text:p>
      <text:p text:style-name="P2">Abstract</text:p>
      <text:p text:style-name="P22"/>
      <text:p text:style-name="P24">keywords</text:p>
      <text:p text:style-name="P3"><text:tab/>The use of genetic analyses alongside traditional field methods when studying reproductive strategies and social structure has become common. Using both methods gives greater insight into mating systems than either alone, as using only observational field methods may not accurately depict the situation either due to difficulties in observation or unobservable factors (Coltman et al. 1999a); and the field data provides the context within which the genetic data can be interpreted. This combination has led to a better understanding of reproductive success in animals and greater accuracy when assessing patterns of relatedness (Hughes 1998), and has been expanded upon in recent times by the <text:span text:style-name="T42">use</text:span> of network <text:span text:style-name="T42">analysis</text:span> (Croft et al. 2008). </text:p>
      <text:p text:style-name="P26"/>
      <text:p text:style-name="P26"><text:tab/>Network analysis originated in mathematics in the form of network theory however it has been applied to a growing number of fields (Wey et al. 2008), <text:span text:style-name="T43">including </text:span>to social and genetic data as a way to visualize and quantify relationships within populations (Croft et al. 2008). This application can provide insight into interactions between individuals and aspects of <text:span text:style-name="T2">social structure, as well as providing the capability to visualize and quantify the occurrence and strength of relationships through the creation and analysis of networks (Croft et al. 2008). These techniques can be used to examine </text:span><text:span text:style-name="T21">patterns of relatedness within</text:span><text:span text:style-name="T2"> a population </text:span><text:span text:style-name="T21">which can reveal complexities in aspects of group structure such as </text:span><text:span text:style-name="T2">dispersal, interaction with kin, mating structure, and reproductive success (Hughes 1998). Where continual observation of individuals is often not feasible or even possible the use of molecular means becom</text:span>es essential. </text:p>
      <text:p text:style-name="P10"/>
      <text:p text:style-name="P14"><text:tab/>Horse<text:span text:style-name="T47">s</text:span> (<text:span text:style-name="T1">Equus ferus caballus</text:span><text:span text:style-name="T22">)</text:span> are polygynous animals that form stable bands with one or two band stallions and a harem of one or more mares, forming the basis of their reproductive unit (McCort 1977). <text:span text:style-name="Emphasis"><text:span text:style-name="T22">Males in this system are non territorial, </text:span></text:span><text:span text:style-name="Emphasis"><text:span text:style-name="T23">however are protective of their bands</text:span></text:span><text:span text:style-name="Emphasis"><text:span text:style-name="T22"> and </text:span></text:span><text:span text:style-name="Emphasis"><text:span text:style-name="T23">often </text:span></text:span><text:span text:style-name="Emphasis"><text:span text:style-name="T22">maintain their position </text:span></text:span><text:span text:style-name="Emphasis"><text:span text:style-name="T23">as band stallion</text:span></text:span><text:span text:style-name="Emphasis"><text:span text:style-name="T22"> across breeding seasons; </text:span></text:span>with<text:span text:style-name="Emphasis"><text:span text:style-name="T22"> those who do not gain harems forming bachelor bands or exist as solitary individuals. </text:span></text:span>Changes in membership are often a result of the dispersal of juvenile horses from their natal bands rather than adult horses changing bands (Feist and McCullough 1975). Reasons for foal dispersal differ between the sexes, however, and they differentially receive aggression from other band members.</text:p>
      <text:p text:style-name="P11"/>
      <text:p text:style-name="P27"><text:span text:style-name="T18"><text:tab/>Female dispersal is associated with their first oestrus rather than aggression by residents of their natal band (Rutberg and Keiper 1993; Linklater and Cameron 2009). They often experience little aggression from other members prior to their dispersal, except from band stallions. Females who disperse are often quickly accepted into a band (Monard et al. 1996). After becoming integrated into a band, their reproductive success often depends on their age and ability to maintain social relationships (Cameron et al. 2009). Their dispersal may be a mechanism of inbreeding avoidance as it is associated with female oestrus and they preferentially chose bands with unfamiliar stallions (Linklater and Cameron 2009). Females often preferentially disperse to nearby bands </text:span><text:span text:style-name="T17">(Linklater and Cameron 2009), which often follow similar movement patterns and ranges despite a lack of interaction between them (McCort 1982).</text:span></text:p>
      <text:p text:style-name="P8"/>
      <text:p text:style-name="P11"><text:tab/>Juvenile males, on the other hand, receive aggression from both males and females in attempts to remove them from their natal bands (Monard et al. 1996). Subordinate males represent competition for the band stallion and may sexually harass females within the group, which may influence their health and reproductive success (Linklater et al. 1999). This results in an increase in pressure for them to disperse as compared to females. Male dispersal is common in mammals, particularly in polygynous species, and is likely a result of both mate competition and inbreeding avoidance (Dobson 1982). Unlike females, not all males become a part of bands; those males that do not often form less stable bachelor groups after either dispersing from their family group or losing their position as band stallion. Others simply exist as solitary animals in the case of some older males. Band stallions may be ousted <text:soft-page-break/>from their position by another male (McCort 1977) as bachelor males will attempt to steal females or entire harems from band stallions in an attempt to increase their reproductive success (Feist and McCullough 1975). </text:p>
      <text:p text:style-name="P11"/>
      <text:p text:style-name="P12"><text:span text:style-name="T25"><text:tab/>The Sable Island horses are a small group of feral horses residing on a crescent-shaped sand bar located 290 kilometers east from Halifax, Nova Scotia (Parks Canada 2012). Their population generally fluctuates between 150 and 400 individuals (Lucas et al. 1991). A study by Plante, et al. (2007) on their genetic diversity discounted the popular theory that they arrived on the island from shipwrecked Spanish ships, </text:span><text:span text:style-name="T30">as</text:span><text:span text:style-name="T25"> it was found that they were closely related to breeds commonly found in eastern Canada. The</text:span><text:span text:style-name="T31">y were likely introduced in the 1700s, and may have </text:span><text:span text:style-name="T25">originally belonged to the Acadians, who had to leave much of their belongings and livestock behind after their expulsion from Nova Scotia (Christie 1980). The horses had </text:span>been managed with new horses being occasionally introduced up until the mid-1900s (Plante et al. 2007), when they became protected by law.</text:p>
      <text:p text:style-name="P12"/>
      <text:p text:style-name="P13"><text:tab/>In 1960 the Sable Island horses were given protection under the Sable Island Regulations of the Canadian Shipping Act (Province of Nova Scotia 2014). Since then, no domestic horses have been introduced to the island and all studies have been non-invasive. These horses provide a unique opportunity to study a geographically isolated population of horses and their mating behavior free of human interference and the introduction of new individuals. Most other feral horse populations <text:span text:style-name="T44">studied</text:span> have experienced some level of interference or management, including <text:span text:style-name="T44">disruptive sampling proceedures</text:span> <text:span text:style-name="T44">(</text:span>e.g. Kaseda and Khalil 1996; Gray 2012; Bowling and Touchberry 1990), making Sable Island horses unique in this regard. All samples from Sable Island were taken from already deceased individuals, which avoids issues such as band disruption that have potentially occurred in other studied populations as a result of round-ups.</text:p>
      <text:p text:style-name="P13"/>
      <text:p text:style-name="P28"><text:span text:style-name="T18"><text:tab/>Based on observational study of the horses, it is assumed they remain within their home ranges and do little exploration outside of that done by bachelors despite being non-territorial, and avoid encounters with other bands. There is some overlap in home ranges of bands, as their distribution appears to be influenced by the presence of resources such as water, vegetation and shelter (Welsh 1977). Sable Island horses appear to exhibit the same </text:span><text:span text:style-name="T19">polygynous</text:span><text:span text:style-name="T18"> mating systems as other feral horse populations, </text:span><text:span text:style-name="T19">with</text:span><text:span text:style-name="T18"> </text:span><text:span text:style-name="T19">m</text:span><text:span text:style-name="T18">ost observed matings have been between band stallions and the females within his harem. Those males without harems form bachelor bands and occasionally solitary males are seen. </text:span><text:span text:style-name="T20">(</text:span><text:span text:style-name="T18">Welsh 1977). <text:s/>Beyond band structure, the horses are grouped into three main subdivisions on the island rather than being distributed evenly across the island; separating into west, central and east locations (Contatsi et al. 2012).</text:span></text:p>
      <text:p text:style-name="P9"/>
      <text:p text:style-name="P34"><text:tab/></text:p>
      <text:p text:style-name="Standard"><text:span text:style-name="T24"><text:tab/></text:span><text:span text:style-name="T27">The objective of this study was to assess social structure and mating system through the examination of patterns of relatedness within the population. Female horses are expected to exhibit some correlation between clusters of related individuals and location. Females disperse from natal bands, however still exhibit philopatry to natal areas (Linklater and Cameron 2009). Males are expected to show little to no correlation between clusters of relatedness, as they are not expected to show the same level of philopatry as females and likely disperse farther from natal bands as male dispersal is likely driven primarily by competition (Dobson 1982). This study also aimed to examine the connectedness of individuals within the population to assess reproductive success and mating structure. Most if not all females are expected to have access to a mate while males have differential access as only few males will become band stallions </text:span><text:span text:style-name="Emphasis"><text:span text:style-name="T27">(Klingel 1975), </text:span></text:span><text:span text:style-name="Emphasis"><text:span text:style-name="T28">leading to differences in connectedness between the sexes</text:span></text:span><text:span text:style-name="Emphasis"><text:span text:style-name="T27">. </text:span></text:span></text:p>
      <text:p text:style-name="Standard"/>
      <text:p text:style-name="P1">METHODS</text:p>
      <text:p text:style-name="P19"/>
      <text:p text:style-name="Standard">Sampling</text:p>
      <text:p text:style-name="P19"/>
      <text:p text:style-name="P19"><text:tab/><text:span text:style-name="T22">Tissue samples of skin and muscle from deceased horses on Sable Island have been collected since 1987 by a collaborator (Zoe Lucas). Those used were stored in salt-saturated 20% DMSO solution with 0.25 M EDTA (Seutin et al. 1991). The goal of this project was to analyze the patterns of dispersal and reproductive success in a representative cross-section of the population. In 2003 there was a particularly large die-off, with 255 carcasses found, and this study is based on samples from that year. This sample represents a good opportunity to look at relatedness, as it provides a good snapshot of the population at the time, encompassing individuals across multiple generations. This includes parents and offspring, so reproductive success may be evaluated from these samples. </text:span></text:p>
      <text:p text:style-name="P19"/>
      <text:p text:style-name="Standard">DNA Extraction </text:p>
      <text:p text:style-name="P19"/>
      <text:p text:style-name="P18"><text:span text:style-name="T38"><text:tab/>Forty milligrams ± 5mg of tissue were used for each extraction using skin tissue when possible. The tissue was minced finely then placed in a mortar chilled with liquid nitrogen and ground with 100μL lysis buffer (Budowle et al. 2000). Extraction of DNA was conducted using standard proteinase-K and phenol:chloroform procedures followed by ethanol precipitation (Sambrook and Russell 2001). DNA was then resuspended and diluted to approximately 5ng/μL in TE0.1 (20mM Tris-HCL, 0.1mM EDTA (ethylenediaminetetraacetic acid), pH 8.0) and stored at -20ºC. DNA was then amplified using sexing primers Y53-3C, Y53-3D, P1-5EZ and P2-3EZ (Gilson et al. 1998) and</text:span> size-separated on 1.5 % agarose gels, and visualized with ethidium bromide stain and UV illumination. <text:span text:style-name="T38">Samples were then amplified at 17 microsatellite loci using the StockMarks® Equine Genotyping Kit (Applied Biosystems, Foster City, CA). An 11µl reaction volume was used containing the following: 1.61µl StockMarks® PCR buffer, 2.57µl dNTP mix, 0.32µl AmpliTaq Gold® DNA polymerase, 2.57µl amplification primer mix, 1.93µl reaction water, and 2µl of 0.5 ng/µl DNA. For each reaction, a positive control consisting of 2 µl of a 1:80 dilution of the control DNA provided with the kit and a negative control of 2µl of TE0.1 were amplified. PCR cycling conditions consisted of: 95ºC for 10 min.; 30 cycles of 95ºC for 30 sec., 60ºC for 30 sec., and 72ºC for 1 min.; and a final extension step of 72ºC for 1 hour. All PCR amplifications were conducted on Veriti® 96-well thermal cyclers (Applied Biosystems). Amplified DNA was then prepared for capillary electrophoresis by adding 2µl of PCR product to 10µl of HiDi™ formamide and 0.25µl GeneScan™ 600 LIZ® size standard (Applied Biosystems). Amplified products were then size-separated and visualized on a 3500xl Genetic Analyzer (Applied Biosystems). </text:span></text:p>
      <text:p text:style-name="P19"/>
      <text:p text:style-name="P19"><text:tab/>Samples were genotyped using the GeneMarker® software (SoftGenetics, State College, PA). Scoring of the size standard for all samples was examined to ensure that it had been scored correctly and then samples were genotyped manually. Estimates of locus characteristics and variability were obtained using CERVUS version 3.0.6 (Kalinowski 2007), and genotypes were tested for deviations from Hardy-Weinberg equilibrium using GENEPOP version 2.2.2 (Rousset 2008). Loci were not tested for linkage, because this kit was generated based on loci that were known to not be linked.</text:p>
      <text:p text:style-name="P19"/>
      <text:p text:style-name="Standard">Relatedness</text:p>
      <text:p text:style-name="P19"/>
      <text:p text:style-name="P19"><text:tab/>Using the related package for R (Pew et al. 2015), relatedness was estimated with the Wang relatedness estimator (Wang 2002). These estimates were used to create a weighted network which was then visualized using Cytoscape (Shannon et al. 2003). A cluster analysis of the network, using the “fast greedy” method (Clauset et al. 2004), was performed to look for groupings of related individuals. <text:soft-page-break/>This method looks for dense subnetworks within the larger network through the optimization of modularity, which measures the strength of division within a network. Correlation between clustering and location was then analyzed; with each individual assigned to either west, central and east to examine patterns of dispersal within the population. Representation of each cluster in each location was examined by splitting the dataset by area and examining frequency of cluster membership. Transitivity, a metric measuring of degree of clustering, of both males and females was then calculated to compare.</text:p>
      <text:p text:style-name="P19"/>
      <text:p text:style-name="P19"><text:tab/>Connectedness of males and females was measured to evaluate the number of relationships each individual had, and how related they were to them. This was done to give insight into mating structure of the horses, as those who have more offspring will have higher connectedness. Connectedness was evaluated using the metric of graph strength. This metric combines number of edges, represented by number of connections each individual has; and weight of those edges, which is determined by relatedness. </text:p>
      <text:p text:style-name="P19"/>
      <text:p text:style-name="P19"/>
      <text:p text:style-name="P1">RESULTS</text:p>
      <text:p text:style-name="P19"/>
      <text:p text:style-name="Standard">Microsatellite scoring</text:p>
      <text:p text:style-name="P19"/>
      <text:p text:style-name="P19"><text:tab/>Of the 17 loci amplified using the StockMarks® Equine Genotyping Kit, three (HTG6, HTG7, HMS6) were not used because they could not be reliably scored. Two were not used (LEX3, ASB23) because they showed significant deviations from Hardy-Weinberg expectations. All analyses were therefore based on the remaining 12 loci (VLH20, HTG4, AHT4, HMS7, AHT5, ASB2, HTG10, HMS3, HMS2, ASB17, HMS1, CA425). Of 212 samples genotyped, 208 were used; the remaining four did not genotype well and were missing information for too many loci to be used. </text:p>
      <text:p text:style-name="P19"/>
      <text:p text:style-name="Standard">Relatedness</text:p>
      <text:p text:style-name="P19"/>
      <text:p text:style-name="P19"><text:tab/>Three relatedness clusters were found within the population when all individuals were included. When compared to the location data, little relationship between clustering and location was found (correlation coefficient = 0.0585). When examining females on their own, three clusters were found and again little relationship was found between cluster membership and location (correlation coefficient = 0.00515); however, four clusters of relatives were found in males, which showed a strong negative relationship between cluster membership and location (correlation coefficient = -0.184). The transitivity for females and males were similar, at 0.63791 and 0.6025, respectively, indicating that the degree to which individuals cluster together based on relatedness was similar between the sexes.</text:p>
      <text:p text:style-name="P19"/>
      <text:p text:style-name="Standard">Connectedness</text:p>
      <text:p text:style-name="P19"/>
      <text:p text:style-name="P19"><text:tab/>Differences in connectedness were found when comparing males and females using the metric of graph strength. Females were slightly more connected than males (Figure 1), indicating that overall they had a large number of close relatives; and males showed slightly more variation, suggesting that the number of close relatives differed more between males than between females. </text:p>
      <text:p text:style-name="P21">Figure 1. Connectedness of males versus females</text:p>
      <text:p text:style-name="P19"><draw:g text:anchor-type="char" draw:z-index="0" draw:style-name="gr1"><draw:polygon draw:style-name="gr2" svg:width="13.788cm" svg:height="11.499cm" svg:x="0.127cm" svg:y="0.125cm" svg:viewBox="0 0 13789 11500" draw:points="0,11500 13789,11500 13789,0 0,0"><text:p/></draw:polygon><draw:polygon draw:style-name="gr2" svg:width="4.051cm" svg:height="1.92cm" svg:x="2.926cm" svg:y="4.928cm" svg:viewBox="0 0 4052 1921" draw:points="0,1921 4052,1921 4052,0 0,0"><text:p/></draw:polygon><draw:line draw:style-name="gr3" svg:x1="2.926cm" svg:y1="5.669cm" svg:x2="6.977cm" svg:y2="5.669cm"><text:p/></draw:line><draw:line draw:style-name="gr4" svg:x1="4.949cm" svg:y1="8.927cm" svg:x2="4.949cm" svg:y2="6.849cm"><text:p/></draw:line><draw:line draw:style-name="gr4" svg:x1="4.949cm" svg:y1="2.279cm" svg:x2="4.949cm" svg:y2="4.927cm"><text:p/></draw:line><draw:line draw:style-name="gr5" svg:x1="3.935cm" svg:y1="8.926cm" svg:x2="5.961cm" svg:y2="8.926cm"><text:p/></draw:line><draw:line draw:style-name="gr5" svg:x1="3.935cm" svg:y1="2.279cm" svg:x2="5.961cm" svg:y2="2.279cm"><text:p/></draw:line><draw:polygon draw:style-name="gr5" svg:width="4.051cm" svg:height="1.92cm" svg:x="2.926cm" svg:y="4.928cm" svg:viewBox="0 0 4052 1921" draw:points="0,1921 4052,1921 4052,0 0,0"><text:p/></draw:polygon><draw:polygon draw:style-name="gr2" svg:width="4.051cm" svg:height="2.466cm" svg:x="7.986cm" svg:y="5.078cm" svg:viewBox="0 0 4052 2467" draw:points="0,2467 4052,2467 4052,0 0,0"><text:p/></draw:polygon><draw:line draw:style-name="gr3" svg:x1="7.986cm" svg:y1="6.394cm" svg:x2="12.037cm" svg:y2="6.394cm"><text:p/></draw:line><draw:line draw:style-name="gr4" svg:x1="10.015cm" svg:y1="9.009cm" svg:x2="10.015cm" svg:y2="7.546cm"><text:p/></draw:line><draw:line draw:style-name="gr4" svg:x1="10.015cm" svg:y1="2.288cm" svg:x2="10.015cm" svg:y2="5.079cm"><text:p/></draw:line><draw:line draw:style-name="gr5" svg:x1="9cm" svg:y1="9.008cm" svg:x2="11.026cm" svg:y2="9.008cm"><text:p/></draw:line><draw:line draw:style-name="gr5" svg:x1="9cm" svg:y1="2.288cm" svg:x2="11.026cm" svg:y2="2.288cm"><text:p/></draw:line><draw:polygon draw:style-name="gr5" svg:width="4.051cm" svg:height="2.466cm" svg:x="7.986cm" svg:y="5.078cm" svg:viewBox="0 0 4052 2467" draw:points="0,2467 4052,2467 4052,0 0,0"><text:p/></draw:polygon><draw:line draw:style-name="gr5" svg:x1="4.949cm" svg:y1="9.278cm" svg:x2="10.013cm" svg:y2="9.278cm"><text:p/></draw:line><draw:line draw:style-name="gr5" svg:x1="4.949cm" svg:y1="9.278cm" svg:x2="4.949cm" svg:y2="9.508cm"><text:p/></draw:line><draw:line draw:style-name="gr5" svg:x1="10.015cm" svg:y1="9.278cm" svg:x2="10.015cm" svg:y2="9.508cm"><text:p/></draw:line><draw:frame draw:style-name="gr6" draw:text-style-name="P43" svg:width="2.169cm" svg:height="0.701cm" svg:x="3.976cm" svg:y="9.74cm"><draw:text-box><text:p text:style-name="P42"><text:span text:style-name="T48">Females</text:span></text:p></draw:text-box></draw:frame><draw:line draw:style-name="gr5" svg:x1="2.014cm" svg:y1="7.9cm" svg:x2="2.014cm" svg:y2="2.73cm"><text:p/></draw:line><draw:line draw:style-name="gr5" svg:x1="2.013cm" svg:y1="7.901cm" svg:x2="1.783cm" svg:y2="7.901cm"><text:p/></draw:line><draw:line draw:style-name="gr5" svg:x1="2.013cm" svg:y1="6.179cm" svg:x2="1.783cm" svg:y2="6.179cm"><text:p/></draw:line><draw:line draw:style-name="gr5" svg:x1="2.013cm" svg:y1="4.454cm" svg:x2="1.783cm" svg:y2="4.454cm"><text:p/></draw:line><draw:line draw:style-name="gr5" svg:x1="2.013cm" svg:y1="2.73cm" svg:x2="1.783cm" svg:y2="2.73cm"><text:p/></draw:line><draw:frame draw:style-name="gr7" draw:text-style-name="P43" svg:width="1.511cm" svg:height="0.701cm" svg:x="9.333cm" svg:y="9.74cm"><draw:text-box><text:p text:style-name="P42"><text:span text:style-name="T48">Males</text:span></text:p></draw:text-box></draw:frame><draw:frame draw:style-name="gr8" draw:text-style-name="P43" svg:width="0.318cm" svg:height="0.701cm" draw:transform="rotate (1.5707963267949) translate (1.095375cm 7.67291666666667cm)"><draw:text-box><text:p text:style-name="P42"><text:span text:style-name="T48">1</text:span></text:p></draw:text-box></draw:frame><draw:frame draw:style-name="gr8" draw:text-style-name="P43" svg:width="0.318cm" svg:height="0.701cm" draw:transform="rotate (1.5707963267949) translate (1.095375cm 7.39069444444445cm)"><draw:text-box><text:p text:style-name="P42"><text:span text:style-name="T48">0</text:span></text:p></draw:text-box></draw:frame><draw:frame draw:style-name="gr8" draw:text-style-name="P43" svg:width="0.318cm" svg:height="0.701cm" draw:transform="rotate (1.5707963267949) translate (1.095375cm 5.95136111111111cm)"><draw:text-box><text:p text:style-name="P42"><text:span text:style-name="T48">2</text:span></text:p></draw:text-box></draw:frame><draw:frame draw:style-name="gr8" draw:text-style-name="P43" svg:width="0.318cm" svg:height="0.701cm" draw:transform="rotate (1.5707963267949) translate (1.095375cm 5.667375cm)"><draw:text-box><text:p text:style-name="P42"><text:span text:style-name="T48">0</text:span></text:p></draw:text-box></draw:frame><draw:frame draw:style-name="gr8" draw:text-style-name="P43" svg:width="0.318cm" svg:height="0.701cm" draw:transform="rotate (1.5707963267949) translate (1.095375cm 4.22627777777778cm)"><draw:text-box><text:p text:style-name="P42"><text:span text:style-name="T48">3</text:span></text:p></draw:text-box></draw:frame><draw:frame draw:style-name="gr8" draw:text-style-name="P43" svg:width="0.318cm" svg:height="0.701cm" draw:transform="rotate (1.5707963267949) translate (1.095375cm 3.94229166666667cm)"><draw:text-box><text:p text:style-name="P42"><text:span text:style-name="T48">0</text:span></text:p></draw:text-box></draw:frame><draw:frame draw:style-name="gr9" draw:text-style-name="P43" svg:width="0.318cm" svg:height="0.701cm" draw:transform="rotate (1.5707963267949) translate (1.095375cm 2.50472222222222cm)"><draw:text-box><text:p text:style-name="P42"><text:span text:style-name="T48">4</text:span></text:p></draw:text-box></draw:frame><draw:frame draw:style-name="gr8" draw:text-style-name="P43" svg:width="0.318cm" svg:height="0.701cm" draw:transform="rotate (1.5707963267949) translate (1.095375cm 2.22073611111111cm)"><draw:text-box><text:p text:style-name="P42"><text:span text:style-name="T48">0</text:span></text:p></draw:text-box></draw:frame><draw:frame draw:style-name="gr10" draw:text-style-name="P43" svg:width="0.978cm" svg:height="0.701cm" svg:x="7.049cm" svg:y="10.659cm"><draw:text-box><text:p text:style-name="P42"><text:span text:style-name="T48">Sex</text:span></text:p></draw:text-box></draw:frame><draw:frame draw:style-name="gr11" draw:text-style-name="P43" svg:width="0.382cm" svg:height="0.701cm" draw:transform="rotate (1.5707963267949) translate (0.176388888888889cm 6.09776388888889cm)"><draw:text-box><text:p text:style-name="P42"><text:span text:style-name="T48">S</text:span></text:p></draw:text-box></draw:frame><draw:frame draw:style-name="gr12" draw:text-style-name="P43" svg:width="0.161cm" svg:height="0.701cm" draw:transform="rotate (1.5707963267949) translate (0.176388888888889cm 5.75733333333333cm)"><draw:text-box><text:p text:style-name="P42"><text:span text:style-name="T48">t</text:span></text:p></draw:text-box></draw:frame><draw:frame draw:style-name="gr13" draw:text-style-name="P43" svg:width="0.193cm" svg:height="0.701cm" draw:transform="rotate (1.5707963267949) translate (0.176388888888889cm 5.61622222222222cm)"><draw:text-box><text:p text:style-name="P42"><text:span text:style-name="T48">r</text:span></text:p></draw:text-box></draw:frame><draw:frame draw:style-name="gr8" draw:text-style-name="P43" svg:width="0.318cm" svg:height="0.701cm" draw:transform="rotate (1.5707963267949) translate (0.176388888888889cm 5.44336111111111cm)"><draw:text-box><text:p text:style-name="P42"><text:span text:style-name="T48">e</text:span></text:p></draw:text-box></draw:frame><draw:frame draw:style-name="gr8" draw:text-style-name="P43" svg:width="0.318cm" svg:height="0.701cm" draw:transform="rotate (1.5707963267949) translate (0.176388888888889cm 5.16290277777778cm)"><draw:text-box><text:p text:style-name="P42"><text:span text:style-name="T48">n</text:span></text:p></draw:text-box></draw:frame><draw:frame draw:style-name="gr8" draw:text-style-name="P43" svg:width="0.318cm" svg:height="0.701cm" draw:transform="rotate (1.5707963267949) translate (0.176388888888889cm 4.87891666666667cm)"><draw:text-box><text:p text:style-name="P42"><text:span text:style-name="T48">g</text:span></text:p></draw:text-box></draw:frame><draw:frame draw:style-name="gr12" draw:text-style-name="P43" svg:width="0.161cm" svg:height="0.701cm" draw:transform="rotate (1.5707963267949) translate (0.176388888888889cm 4.59140277777778cm)"><draw:text-box><text:p text:style-name="P42"><text:span text:style-name="T48">t</text:span></text:p></draw:text-box></draw:frame><draw:polygon draw:style-name="gr5" svg:width="10.939cm" svg:height="7.268cm" svg:x="2.014cm" svg:y="2.011cm" svg:viewBox="0 0 10940 7269" draw:points="0,7269 10940,7269 10940,0 0,0"><text:p/></draw:polygon><draw:frame draw:style-name="gr8" draw:text-style-name="P43" svg:width="0.318cm" svg:height="0.701cm" draw:transform="rotate (1.5707963267949) translate (0.176388888888889cm 4.45029166666667cm)"><draw:text-box><text:p text:style-name="P42"><text:span text:style-name="T48">h</text:span></text:p></draw:text-box></draw:frame></draw:g><text:soft-page-break/></text:p>
      <text:p text:style-name="Standard"><text:span text:style-name="T15">Figure 1.</text:span><text:span text:style-name="T16"> Connectedness of males versus females</text:span></text:p>
      <text:p text:style-name="P1">DISCUSSION</text:p>
      <text:p text:style-name="P19"/>
      <text:p text:style-name="Standard">Relatedness</text:p>
      <text:p text:style-name="P19"/>
      <text:p text:style-name="P19"><text:tab/><text:tab/>Clusters of relatives were seen when examining all individuals, however there was little correlation between relatedness cluster membership and location. This was also seen when examining just females where there was very low correlation between clusters of relatedness and location, indicating that groups of related females are spread throughout the island rather than staying together in one location, suggesting that they are not preferentially choosing or forming new bands in locations close to relatives. This would suggest that philopatry is low among female Sable Island horses, since if they were exhibiting philopatry a correlation between the two would be expected. This is dissimilar to what is seen among other horse populations, as previous studies have found that female horses disperse without straying far from their natal band (Linklater and Cameron 2009; Kaseda et al. 1997). Dispersal patterns may be influenced in part by differences in resource availability and population density between regions, as a study by Contasti et al. (2012) suggested that these factors affect the emigration of females between areas on Sable Island. Although the dispersal of female horses is often linked with inbreeding avoidance (Linklater and Cameron 2009), this does not appear to be the case in this population. Females would likely encounter familiar males elsewhere in the island as they are also dispersing from natal areas. </text:p>
      <text:p text:style-name="P19"/>
      <text:p text:style-name="P19"><text:tab/>Males disperse as well, but unlike females they showed a negative correlation between relatedness cluster and location. A negative correlation implies that they are avoiding male relatives upon dispersal, rather than just dispersing throughout the island like females. This suggests that they are actively avoiding locations containing close male relatives (Linklater and Cameron 2009) rather than just dispersing throughout the island, which would result in no correlation as seen in the females. Male dispersal is likely a result of both competition among males and inbreeding avoidance (Dobson 1982) and they may be prioritizing the avoidance of competition with male kin over other competition with unrelated males. Dispersal has also been suggested to be density-dependent (Kaseda 1991), so some males may be actively leaving natal areas with high density improve their chances of gaining access to females. Although males and females may share some potential root causes for dispersal, males experience increased levels of mate competition and difficulty forming bands as compared to females as well as increased pressure to leave from natal band members (Monard et al. 1996), which may encourage them to disperse farther. </text:p>
      <text:p text:style-name="P19"/>
      <text:p text:style-name="Standard">Connectedness </text:p>
      <text:p text:style-name="P19"/>
      <text:p text:style-name="Standard"><text:span text:style-name="T32"><text:tab/>A slight difference was seen in the connectedness between males and females (Figure 1), with males showing slightly increased variation and females showing higher overall connectedness. This is expected of the polygynous mating structure horses exhibit, as females are expected to have relatively equal access to ma</text:span><text:span text:style-name="T29">tes as most, if not all, will have a position in a band, while males have differential access to mates </text:span><text:span text:style-name="Emphasis"><text:span text:style-name="T29">(Klingel 1975). Females horses have been shown to have differential reproductive success within bands as well (Powell 2008), with dominant females sometimes restricting the access of females to the band stallion (Stebbins 1974). Most of the variation in female reproductive success is expected to result from age (Cameron </text:span></text:span><text:span text:style-name="Emphasis"><text:span text:style-name="T26">et al. </text:span></text:span><text:span text:style-name="Emphasis"><text:span text:style-name="T29">2000) and levels of social integration (Cameron</text:span></text:span><text:span text:style-name="Emphasis"><text:span text:style-name="T26"> et al.</text:span></text:span><text:span text:style-name="Emphasis"><text:span text:style-name="T29"> 2009). These differences are not expected to be as large as those seen in males, however, as almost all females are quickly accepted into bands (Monard </text:span></text:span><text:span text:style-name="Emphasis"><text:span text:style-name="T26">et al. </text:span></text:span><text:span text:style-name="Emphasis"><text:span text:style-name="T29">1996) where they have access to mates. </text:span></text:span></text:p>
      <text:p text:style-name="Standard"><text:span text:style-name="Emphasis"><text:span text:style-name="T34"/></text:span></text:p>
      <text:p text:style-name="Standard"><text:span text:style-name="Emphasis"><text:span text:style-name="T29"><text:tab/>The males who occupy the position as band stallion within a harem will have more offspring and thus more close relatives than those who remain solitary or in bachelor bands. Males retain their </text:span></text:span><text:soft-page-break/><text:span text:style-name="Emphasis"><text:span text:style-name="T29">position as band stallion across multiple breeding seasons, however residency times will vary among males (Klingel 1975), contributing to greater variation in connectedness. As well infidelity is expected to be low among horses (Feist and McCullough 1976; Gray </text:span></text:span><text:span text:style-name="Emphasis"><text:span text:style-name="T26">et al.</text:span></text:span><text:span text:style-name="Emphasis"><text:span text:style-name="T29"> 2012), contributing to the differences seen as bachelor males are not frequently gaining access to females through extra-pair mating, increasing the variation in reproductive success among males. Connectedness levels, which were seen to be higher in females, can also be attributed to the polygynous mating patterns of horses. Most males at any point in time will be bachelors, and therefore have lower levels of reproductive success than band stallions and most females (Klingel 1975). As a result a large proportion of males will then have little to no opportunity to breed and thus low reproductive success; this would result in the lower average connectedness seen in males.</text:span></text:span></text:p>
      <text:p text:style-name="Standard"><text:span text:style-name="Emphasis"><text:span text:style-name="T33"/></text:span></text:p>
      <text:p text:style-name="P19"/>
      <text:p text:style-name="Standard">Future Directions</text:p>
      <text:p text:style-name="P19"><text:tab/>A number of future studies could be conducted to further the understanding of the Sable Island horses. With a sufficiently large sample size; used in conjunction with field data on band structure, foaling, and male residency; analysis of paternity could be undertaken. Mares, including those on Sable Island (Welsh 1975), are presumed to have high fidelity to band stallions; however no genetic studies have been done on the Sable Island horses to support this. Most molecular studies to date on paternity in feral horses involve populations that experience human interference and disruptive sampling methods (Kaseda and Khalil 1996; Gray 2012; Bowling and Touchberry 1990). This may impact behavior and band composition whereas sampling methods in the Sable Island horses are non-disruptive and they are protected by law from interference. Investigation into the cause of dispersal could be undertaken as well to examine the causes behind the differences seen in males and females, particularly the negative correlation seen in males; and whether this is a result of the increased aggression received by male foals (Linklater et al 1999), the result of male mate competition (Dobson 1982), or a mechanism of inbreeding avoidance (Linklater and Cameron 2009).</text:p>
      <text:p text:style-name="P19"/>
      <text:p text:style-name="P19">ACKNOWLEDGEMENTS</text:p>
      <text:p text:style-name="P19"/>
      <text:p text:style-name="P19">I would like to thank my supervisor, Dr. Timothy Frasier, as well as Dr. Brenna McLeod and the members of the Frasier lab for their encouragement and support. I would also like to thank Zoe Lucas for the collection of the samples used in this study and her continued work on Sable Island.</text:p>
      <text:p text:style-name="P1">REFERENCES</text:p>
      <text:p text:style-name="P19"/>
      <text:p text:style-name="P29"><text:span text:style-name="T9">Acevedo-Whitehouse K, Gulland F, Greig D, Amos W (2003) Disease susceptibility in California sea lions. </text:span><text:span text:style-name="T6">Nature</text:span><text:span text:style-name="T9">. 422:35</text:span></text:p>
      <text:p text:style-name="P5"/>
      <text:p text:style-name="P29"><text:span text:style-name="Citation"><text:span text:style-name="T8">Adams, LG, Singer FJ, Dale BW (1995) Caribou calf mortality in Denali National Park, Alaska. </text:span></text:span><text:span text:style-name="Citation"><text:span text:style-name="T6">Journal of Wildlife Management</text:span></text:span><text:span text:style-name="Citation"><text:span text:style-name="T8">. 59:584–594.</text:span></text:span></text:p>
      <text:p text:style-name="P5"/>
      <text:p text:style-name="P29"><text:span text:style-name="Citation"><text:span text:style-name="T7">Amos W, Worthington Wilmer J, Fullard K, Burg TM, Croxall JP, Bloch D, Coulson T (2001) The influence of parental relatedness on reproductive success. <text:s/></text:span></text:span><text:span text:style-name="Citation"><text:span text:style-name="T5">Proceedings of the Royal Society B </text:span></text:span><text:span text:style-name="Citation"><text:span text:style-name="T7">268:2021-2027.</text:span></text:span></text:p>
      <text:p text:style-name="P5"/>
      <text:p text:style-name="P29"><text:span text:style-name="T3">Anderson D, Link W, Johnson D, Burnham K (2001) Suggestions for presenting the results of data analyses. </text:span><text:span text:style-name="T5">The Journal of Wildlife Management.</text:span><text:span text:style-name="T3"> 65: 373–378.</text:span></text:p>
      <text:p text:style-name="P5"/>
      <text:p text:style-name="P29"><text:span text:style-name="T9">Andersson M (1994) </text:span><text:span text:style-name="T6">Sexual selection</text:span><text:span text:style-name="T9">. Princeton University Press, Princeton</text:span></text:p>
      <text:p text:style-name="P6"/>
      <text:p text:style-name="P29"><text:span text:style-name="T9">Aparicio JM, Ortego J, Cordero J (2006) What should we weight to estimate heterozygosity, alleles or loci? </text:span><text:span text:style-name="T6">Molecular Ecology</text:span><text:span text:style-name="T8">. 15:4659-4665.</text:span></text:p>
      <text:p text:style-name="P6"/>
      <text:p text:style-name="P29"><text:span text:style-name="T9">Blomqvist D, Andersson M,</text:span><text:span text:style-name="T3"> Küp</text:span><text:span text:style-name="T9">per C, Cuthill IC, Kis J, Lanctot RB, Sandercock BK, </text:span><text:span text:style-name="T3">Székely T, Wallander J, Kempenaers B (2002)</text:span><text:span text:style-name="T9"> Genetic similarity between mates and extra-pair parentage in three species of shorebirds. </text:span><text:span text:style-name="T6">Nature.</text:span><text:span text:style-name="T9"> 419(6907):613–615.</text:span></text:p>
      <text:p text:style-name="P5"/>
      <text:p text:style-name="P29"><text:span text:style-name="T3">Bowling AT, Touchberry RW (1990) Parentage of Great Basin Feral Horses. </text:span><text:span text:style-name="T5">The Journal of Wildlife Management</text:span><text:span text:style-name="T3">. 54(3):424-429.</text:span></text:p>
      <text:p text:style-name="P5"/>
      <text:p text:style-name="P29"><text:span text:style-name="T3">Brown JL (1997) A theory of mate choice based on heterozygosity. </text:span><text:span text:style-name="T5">Behavioral Ecology</text:span><text:span text:style-name="T3">. 8(1):60-65.</text:span></text:p>
      <text:p text:style-name="P5"/>
      <text:p text:style-name="P5">Budowle B, Smith J, Moretti Y, DiZinno J (2000) DNA Typing Protocols: Molecular Biology and Forensic Analysis. Eaton Publishing, Natick, Massachusetts.</text:p>
      <text:p text:style-name="P5"/>
      <text:p text:style-name="P29"><text:span text:style-name="T3">Burland TM, Barratt EM, Nichols RA, Racey PA (2001) Mating patterns, relatedness and the basis of natal philopatry in the brown long-eared bat, </text:span><text:span text:style-name="T5">Plecotus auritus. Molecular Ecology. </text:span><text:span text:style-name="T7">10(5):1309-1321.</text:span></text:p>
      <text:p text:style-name="P15"/>
      <text:p text:style-name="P29"><text:span text:style-name="T10">Cameron EZ, Linklater WL, Stafford KJ, Minot EO (2000) Aging and improving reproductive success in horses: Declining residual reproductive value or just older and wiser? </text:span><text:span text:style-name="T11">Behavioral Ecology and Sociobiology</text:span><text:span text:style-name="T10">. 47:243-249. </text:span></text:p>
      <text:p text:style-name="P15"/>
      <text:p text:style-name="P29"><text:span text:style-name="T3">Cameron EZ, Setsaas TH, Linklater WL, May R (2009) Social bonds between unrelated females increase reproductive success in feral horses. </text:span><text:span text:style-name="T5">National Academy of Sciences. </text:span><text:span text:style-name="T7">106(33): 13850-13853.</text:span></text:p>
      <text:p text:style-name="P5"/>
      <text:p text:style-name="P29"><text:span text:style-name="T7">Cerchio S, Jacobson JK, Cholewial DM, Falcone EA, Merriwether DA (2005) Paternity in humpback whales, </text:span><text:span text:style-name="T5">Megaptera novaeangliae</text:span><text:span text:style-name="T7">: assessing polygyny and skew in male reproductive success. </text:span><text:span text:style-name="T5">Animal Behaviour.</text:span><text:span text:style-name="T7"> 2(1):267-277.</text:span></text:p>
      <text:p text:style-name="P5"/>
      <text:p text:style-name="P29"><text:span text:style-name="T3">Charlesworth B, Charlesworth D (1999) The genetic basis of inbreeding depression.</text:span><text:span text:style-name="T5"> Genetic Research</text:span><text:span text:style-name="T3">. 74(3):329-340.</text:span></text:p>
      <text:p text:style-name="P5"/>
      <text:p text:style-name="P29"><text:soft-page-break/><text:span text:style-name="T3">Cheptou PO, Donohue K (2011) Environment-dependent inbreeding depression: its ecological and evolutionary significance. </text:span><text:span text:style-name="T5">New Phytologist.</text:span><text:span text:style-name="T3"> 189:395–407</text:span></text:p>
      <text:p text:style-name="P5"/>
      <text:p text:style-name="P5">Christie, BJ (1995) The Horses of Sable Island. Pottersfield Press, Lawrencetown Beach, NS.</text:p>
      <text:p text:style-name="P5"/>
      <text:p text:style-name="P29"><text:span text:style-name="T3">Clauset A, Newman MEJ, Moore C (2004) Finding community structure in very large networks. </text:span><text:span text:style-name="T5">Physical Review E </text:span><text:span text:style-name="T7">70:066111.</text:span></text:p>
      <text:p text:style-name="P5"/>
      <text:p text:style-name="P29"><text:span text:style-name="T3">Coltman DW, Bowen WD, Wright JM (1998) Male mating success in an aquatically mating pinniped, the harbour seal (Phoca vitulina), assessed by microsatellite DNA markers. </text:span><text:span text:style-name="T5">Molecular Ecology.</text:span><text:span text:style-name="T3"> 7:627–638.</text:span></text:p>
      <text:p text:style-name="P5"/>
      <text:p text:style-name="P29"><text:span text:style-name="T3">Coltman DW, Bancroft DR, Robertson A, Smith JA, Clutton-Brock TH, Pemberton JM (1999a) Male reproductive success in a promiscuous mammal: behavioural estimates compared with genetic paternity.</text:span><text:span text:style-name="T5"> Molecular Ecology.</text:span><text:span text:style-name="T3"> 8:1199–1209.</text:span></text:p>
      <text:p text:style-name="P5"/>
      <text:p text:style-name="P29"><text:span text:style-name="T3">Coltman DW, Pilkington JG, Smith JA, Pembreton JM (1999b) Parasite-mediated selection against inbred Soay sheep in a free-living, island populaion. </text:span><text:span text:style-name="T5">Evolution. </text:span><text:span text:style-name="T3">53(4):1259-1267.</text:span></text:p>
      <text:p text:style-name="P5"/>
      <text:p text:style-name="P29"><text:span text:style-name="T3">Contatsi AL, Tissier JF, McLoughlin PD (2012) Explaining spacial heterogeneity in population dynamics and genetics from spatial variation in resources for a large herbivore.</text:span><text:span text:style-name="T7"> </text:span><text:span text:style-name="T5">PloS one.</text:span><text:span text:style-name="T3"> 7(10): e47858.</text:span></text:p>
      <text:p text:style-name="P5"/>
      <text:p text:style-name="P29"><text:span text:style-name="T3">Coulon A (2010) GENHET : an easy-to-use R function to estimate individual heterozygosity. </text:span><text:span text:style-name="T5">Molecular Ecology Resources</text:span><text:span text:style-name="T3">. 10:167–169.</text:span></text:p>
      <text:p text:style-name="P5"/>
      <text:p text:style-name="P5">Croft DP, James R, Krause J (2008) Exploring Animal Social Networks. Princeton University Press, Princeton, NJ.</text:p>
      <text:p text:style-name="P5"/>
      <text:p text:style-name="P29"><text:span text:style-name="T3">Croft DP, Krause J, James R (2004). Social networks in the guppy (Poecilia reticulata). </text:span><text:span text:style-name="T5">Proceedings of the Royal Society B. </text:span><text:span text:style-name="T7">271(6):516-519.</text:span></text:p>
      <text:p text:style-name="P5"/>
      <text:p text:style-name="P29"><text:span text:style-name="T3">Di Fiore A, Link A, Schmitt CA, Spehar SN (2009) Dispersal patterns in sympatric wolly and spider monkeys: integrating molecular and observational data. </text:span><text:span text:style-name="T5">Behaviour. </text:span><text:span text:style-name="T7">146(4):437-470.</text:span></text:p>
      <text:p text:style-name="P5"/>
      <text:p text:style-name="P29"><text:span text:style-name="T3">Dobson FS (1982) Competition for mates and predominant juvenile male dispersal in mammals. </text:span><text:span text:style-name="T5">Animal Behavior. </text:span><text:span text:style-name="T7">30(4):1183-1192.</text:span></text:p>
      <text:p text:style-name="P5"/>
      <text:p text:style-name="P29"><text:span text:style-name="T3">Feh C, Munkhtuya B (2008) Male infanticide and paternity analyses in a socially natural herd of Przewalski’s horses: Sexual selection? </text:span><text:span text:style-name="T5">Behavioural Processes.</text:span><text:span text:style-name="T3"> 78:335–339.</text:span></text:p>
      <text:p text:style-name="P5"/>
      <text:p text:style-name="P29"><text:span text:style-name="T3">Feist JD, McCullough DR (1975) Reproduction in feral horses. </text:span><text:span text:style-name="T5">Journal of Reproduction and Fertility. </text:span><text:span text:style-name="T3">23(Suppl.):13.</text:span></text:p>
      <text:p text:style-name="P5"/>
      <text:p text:style-name="P29"><text:span text:style-name="T3">Feist JD, McCullough DR (1976) Behavior Patterns and Communication in Feral Horses. <text:s/></text:span><text:span text:style-name="T5">Zeitschrift für Tierpsychologie</text:span><text:span text:style-name="T7">. 41: 337-371.</text:span></text:p>
      <text:p text:style-name="P5"/>
      <text:p text:style-name="P32"><text:span text:style-name="T7">Firman RC, Simmons LW (</text:span><text:span text:style-name="Citation"><text:span text:style-name="T7">2008)</text:span></text:span><text:span text:style-name="Citation"><text:span text:style-name="T3"> </text:span></text:span><text:span text:style-name="Citation"><text:span text:style-name="T7">The frequency of multiple paternity predicts variation in testes size </text:span></text:span><text:soft-page-break/><text:span text:style-name="Citation"><text:span text:style-name="T7">among island populations of house mice.</text:span></text:span><text:span text:style-name="Citation"><text:span text:style-name="T3"> Evolutionary Biology. </text:span></text:span><text:span text:style-name="Citation"><text:span text:style-name="T7">21:1524–1533.</text:span></text:span></text:p>
      <text:p text:style-name="P32"><text:span text:style-name="T3">Foerster K, Delhey K, Johnsen A, Lifjeld JT, Kempenaers B (2003) Females increase offspring heterozygosity and fitness through extra-pair matings. </text:span><text:span text:style-name="T5">Nature</text:span><text:span text:style-name="T3">. 425:714-717.</text:span></text:p>
      <text:p text:style-name="P29"><text:span text:style-name="T3">Frankham R, Ballou JD, Briscoe DA (2004) </text:span><text:span text:style-name="T5">A Primer of Conservation Genetics</text:span><text:span text:style-name="T3">. Cambridge University Press, Cambridge.</text:span></text:p>
      <text:p text:style-name="P5"/>
      <text:p text:style-name="P29"><text:span text:style-name="T3">Fr</text:span><text:span text:style-name="T7">asier TR, Hamilton PK, Brown MW, Conger LA, Knowlton AR, Marx MK, Slay CK, Kraus SD, White BN (2007) Patterns of male reproductive success in a highly promiscuous whale species: the endangered north Atlantic right whale. </text:span><text:span text:style-name="T5">Molecular Ecology</text:span><text:span text:style-name="T7">. 16:5277-5293.</text:span></text:p>
      <text:p text:style-name="P5"/>
      <text:p text:style-name="P29"><text:span text:style-name="T7">Gasparini C, Pilastro A (2011) Cryptic female preference for genetically unrelated males is mediated by ovarian fluid in the guppy.</text:span><text:span text:style-name="T5"> Proceedings of the Royal Society B</text:span><text:span text:style-name="T7">. 282(1802):2495-2601.</text:span></text:p>
      <text:p text:style-name="P5"/>
      <text:p text:style-name="P29"><text:span text:style-name="T3">Gigerenzer G (2004) Mindless statistics. </text:span><text:span text:style-name="T5">The Journal of Socio-Economics.</text:span><text:span text:style-name="T3"> 33: 587–606.</text:span></text:p>
      <text:p text:style-name="P5"/>
      <text:p text:style-name="P29"><text:span text:style-name="T3">Gigerenzer G, Marewski JN (2015) Surrogate Science: The Idol of a Universal Method for Scientific Inference. </text:span><text:span text:style-name="T5">Journal of Management.</text:span><text:span text:style-name="T3"> 41: 421–440.</text:span></text:p>
      <text:p text:style-name="P5"/>
      <text:p text:style-name="P29"><text:span text:style-name="T7">Gilbert DA, Packer C, Pusey JC, Stephens JC, O’Brien SJ (1991) Analytical DNA fingerprinting in lions: parentage, genetic diversity, and kinship.</text:span><text:span text:style-name="T5"> Journal of Heredity. </text:span><text:span text:style-name="T7">82:378 – 386.</text:span></text:p>
      <text:p text:style-name="P5"/>
      <text:p text:style-name="P29"><text:span text:style-name="T7">Gilson, A., M. Syvanen, K. Levine and J. Banks (1998) Deer gender determination by polymerase chain reaction: validation study and application to tissues, bloodstains, and hair forensic samples from California. </text:span><text:span text:style-name="T5">California Fish and Game</text:span><text:span text:style-name="T7"> 84:159–169.</text:span></text:p>
      <text:p text:style-name="P5"/>
      <text:p text:style-name="P29"><text:span text:style-name="T7">Gray ME, Cameron EZ, Peacock MM, Thain DS, Kirchoff VS (2012) Are low infidelity rates in feral horses due to infanticide? </text:span><text:span text:style-name="T5">Behavioral Ecology and Sociobiology.</text:span><text:span text:style-name="T7"> 66:529-537.</text:span></text:p>
      <text:p text:style-name="P5"/>
      <text:p text:style-name="P29"><text:span text:style-name="T7">Gray ME (2009) An infanticide attempt by a free-roaming feral stallion (Equus caballus). </text:span><text:span text:style-name="T5">Biology Letters</text:span><text:span text:style-name="T7">. 5:23–25.</text:span></text:p>
      <text:p text:style-name="P5"/>
      <text:p text:style-name="P29"><text:span text:style-name="T3">Guthery FS (2008) Statistical Ritual Versus Knowledge Accrual in Wildlife Science. </text:span><text:span text:style-name="T5">Journal of Wildlife Management.</text:span><text:span text:style-name="T3"> 72: 1872.</text:span></text:p>
      <text:p text:style-name="P5"/>
      <text:p text:style-name="P32"><text:span text:style-name="T3">Harcourt AH, Harvey PH, Larson SG, Short RV (1981) Testis weight, body weight and breeding system in primates. </text:span><text:span text:style-name="T5">Nature</text:span><text:span text:style-name="T3">. 293:55–57.</text:span></text:p>
      <text:p text:style-name="P29"><text:span text:style-name="T3">Hughes CR (1998) Integrating molecular techniques with field methods in studies of social behavior: a revolution results. </text:span><text:span text:style-name="T5">Ecology.</text:span><text:span text:style-name="T3"> 79:383–399.</text:span></text:p>
      <text:p text:style-name="P5"/>
      <text:p text:style-name="P29"><text:span text:style-name="T3">Kalinowski ST, Taper ML, Marshall TC (2007) Revising how the computer program cervus accommodates genotyping error increases success in paternity assignment. </text:span><text:span text:style-name="T5">Molecular Ecology</text:span><text:span text:style-name="T3"> 16: 1099-1106.</text:span></text:p>
      <text:p text:style-name="P5"/>
      <text:p text:style-name="P29"><text:span text:style-name="T3">Kaseda Y (1991) Some factors affecting on the population dynamics of two herds in Misaki feral horses. </text:span><text:span text:style-name="T5">Journal of Animal Science and Technology</text:span><text:span text:style-name="T3"> (Japan). 62:1171-1 178. </text:span></text:p>
      <text:p text:style-name="P5"/>
      <text:p text:style-name="P29"><text:soft-page-break/><text:span text:style-name="T3">Kaseda Y, Khalil AM (1996) Harem size and reproductive success of stallions in Misaki feral horses. </text:span><text:span text:style-name="T5">Applied Animal Behaviour Science</text:span><text:span text:style-name="T3">. 47:163-173.</text:span></text:p>
      <text:p text:style-name="P5"/>
      <text:p text:style-name="P29"><text:span text:style-name="T3">Kaseda Y, Ogawa H, Khalil AM (1997) Cases of natal dispersal and emigration and their effects on harem formation in Misaki feral horses. </text:span><text:span text:style-name="T5">Equine Veterinary Journal.</text:span><text:span text:style-name="T7"> 29(4):262-266.</text:span></text:p>
      <text:p text:style-name="P5"/>
      <text:p text:style-name="P29"><text:span text:style-name="T3">Keller LF, Arcese P, Smoth JMN, Hochochka WM, Stearns SC (1994) Selection against inbred song sparrows during a natural population bottleneck. </text:span><text:span text:style-name="T5">Nature.</text:span><text:span text:style-name="T3"> 372:356-357.</text:span></text:p>
      <text:p text:style-name="P5"/>
      <text:p text:style-name="P29"><text:span text:style-name="T3">Klingel H. (1975) Social organization and reproduction in equids. </text:span><text:span text:style-name="T5">Journal of </text:span><text:span text:style-name="T3">Reproduction and Fertility. 23(Suppl.):7-11.</text:span></text:p>
      <text:p text:style-name="P5"/>
      <text:p text:style-name="P29"><text:span text:style-name="T3">Krause J, Croft DP, James R (2007) Social network theory in the behavioural sciences: potential applications. </text:span><text:span text:style-name="T5">Behavioral Ecology and Sociobiology.</text:span><text:span text:style-name="T3"> 62:15–27</text:span></text:p>
      <text:p text:style-name="P5"/>
      <text:p text:style-name="P5">Kruschke JK (2011) Doing Bayesian Data Analysis. Academic Press: Burlington, MA.</text:p>
      <text:p text:style-name="P5"/>
      <text:p text:style-name="P29"><text:span text:style-name="T3">Kruschke JK (2012) Bayesian estimation supersedes the </text:span><text:span text:style-name="T5">t</text:span><text:span text:style-name="T3"> test. </text:span><text:span text:style-name="T5">Journal of Experimental Psychology</text:span><text:span text:style-name="T3">: 1–32.</text:span></text:p>
      <text:p text:style-name="P5"/>
      <text:p text:style-name="P29"><text:span text:style-name="T3">Liao W, Reed DH (2009) Inbreeding–environment interactions increase extinction risk. </text:span><text:span text:style-name="T5">Animal Conservation:</text:span><text:span text:style-name="T3"> 12:54–61</text:span></text:p>
      <text:p text:style-name="P5"/>
      <text:p text:style-name="P29"><text:span text:style-name="T3">Linklater WL, Cameron EZ, Minot EO, Stafford KJ (1999). Stallion harassment and the mating system of horses. </text:span><text:span text:style-name="T5">Animal Behavior.</text:span><text:span text:style-name="T3"> 58: 295-306.</text:span></text:p>
      <text:p text:style-name="P5"/>
      <text:p text:style-name="P40">Linklater WL, Cameron EZ (2008) Social dispersal but with philopatry reveals incest avoidance in a polygynous ungulate. Animal Behavior. 77(5):1085-1093.</text:p>
      <text:p text:style-name="P16"/>
      <text:p text:style-name="P31">Lock, A.R. 1987. The Sable Island horse herd: Population change and weather. Unpublished report, Canadian Wildlife Service, Bedford Institute of Oceanography, Dartmouth NS.</text:p>
      <text:p text:style-name="P31"/>
      <text:p text:style-name="P30"><text:span text:style-name="T3">Lucas ZL, McLoughlin PD, Coltman DW, Barber C (2009) Multiscale Analysis Reveals Restricted Gene Flow and a Linear Gradient in Heterozygosity for an Island Population of Feral Horses.</text:span><text:span text:style-name="T5"> Canadian Journal of Zoology</text:span><text:span text:style-name="T3">. 87:310-316.</text:span></text:p>
      <text:p text:style-name="P5"/>
      <text:p text:style-name="P29"><text:span text:style-name="T3">Lucas ZL, Raeside JR, Betteridge KJ (1991) Non-invasive assessment of the incidences of pregnancy and pregnancy loss in the feral horses of Sable Island. </text:span><text:span text:style-name="T5">Journal of Reproduction and Fertility.</text:span><text:span text:style-name="T3"> 44(Suppl.): 479-488.</text:span></text:p>
      <text:p text:style-name="P5"/>
      <text:p text:style-name="P32"><text:span text:style-name="T3">Lüpold S, Linz GM, Rivers JW, Westneat DF, Birkhead TR </text:span><text:span text:style-name="T7">(</text:span><text:span text:style-name="Citation"><text:span text:style-name="T7">2009) Sperm competition selects beyond relative testes size in birds. </text:span></text:span><text:span text:style-name="Citation"><text:span text:style-name="T5">Evolution</text:span></text:span><text:span text:style-name="Citation"><text:span text:style-name="T7"> .63:391–402. </text:span></text:span></text:p>
      <text:p text:style-name="P32"><text:span text:style-name="T3">Lyrholm T, Leimar O, Johanneson B, Gyllensten U (1999) Sex-biased dispersal in sperm whales: contrasting mitochondrial and nuclear genetic structure of global populations. </text:span><text:span text:style-name="T5">Proceedings of the Royal Society B</text:span><text:span text:style-name="T3">. 266:347–354.</text:span></text:p>
      <text:p text:style-name="P29"><text:span text:style-name="T3">Madosky JM, Rubenstein DI, Howard JJ, Stuska S (2010) The effects of immunocontraception on harem fidelity in a feral horse (</text:span><text:span text:style-name="Emphasis"><text:span text:style-name="T3">Equus caballus</text:span></text:span><text:span text:style-name="T3">) population. </text:span><text:span text:style-name="T5">Applied Animal Behavioural Science.</text:span><text:span text:style-name="T3"> </text:span><text:soft-page-break/><text:span text:style-name="T3">128(1-4):50-58</text:span></text:p>
      <text:p text:style-name="P5"/>
      <text:p text:style-name="P29"><text:span text:style-name="T3">Miyamoto MM, Allen JM, Gogarten JF, Chapman CA (2013) Microsatellite DNA suggests that group size affects sex-based dispersal patterns in red colobus monkeys. </text:span><text:span text:style-name="T5">American Journal of Primatology. </text:span><text:span text:style-name="T7">75(5):478-490.</text:span></text:p>
      <text:p text:style-name="P5"/>
      <text:p text:style-name="P29"><text:span text:style-name="T3">McCort WD (1982) Social organization of feral horses. </text:span><text:span text:style-name="T5">Journal of Reproduction and Fertility.</text:span><text:span text:style-name="T3"> 32(Suppl.): 89-95.</text:span></text:p>
      <text:p text:style-name="P5"/>
      <text:p text:style-name="P29"><text:span text:style-name="T10">Moatt JP, Dytham C, Thom MDF (2014) </text:span><text:bookmark text:name="ti0005"/><text:span text:style-name="T10">Sperm production responds to perceived sperm competition risk in male </text:span><text:span text:style-name="Emphasis"><text:span text:style-name="T10">Drosophila melanogaster. Animal Behaviour.</text:span></text:span><text:span text:style-name="Emphasis"><text:span text:style-name="T12"> 131(28):111-114.</text:span></text:span></text:p>
      <text:p text:style-name="P5"/>
      <text:p text:style-name="P29"><text:span text:style-name="Emphasis"><text:span text:style-name="T12">Moore JA, Draheim HM, Etter D, Winterstein S, Scribner KT (2014) Application of large-scale parentage analysis for investigating natal dispersal in highly vagile vertebrates: a case study of american black bears (</text:span></text:span><text:span text:style-name="Emphasis"><text:span text:style-name="T11">Ursus americanus</text:span></text:span><text:span text:style-name="Emphasis"><text:span text:style-name="T12">). </text:span></text:span><text:span text:style-name="Emphasis"><text:span text:style-name="T11">PLoS One. </text:span></text:span><text:span text:style-name="Emphasis"><text:span text:style-name="T12">9(3):e91168</text:span></text:span></text:p>
      <text:p text:style-name="P15"/>
      <text:p text:style-name="P15">Monard AM, Duncan P, Boy V (1996) The proximate mechanisms of natal dispersal</text:p>
      <text:p text:style-name="P29"><text:span text:style-name="T10">in female horses.</text:span><text:span text:style-name="T11"> Behaviour.</text:span><text:span text:style-name="T10"> 133: 1095-1124.</text:span></text:p>
      <text:p text:style-name="P15"/>
      <text:p text:style-name="P29"><text:span text:style-name="T10">Oja R, Kaasik A, Valdmann H (2014) Winter severity or supplementary feeding – which matters more for wild boar? </text:span><text:span text:style-name="T5">Acta Theriologica. </text:span><text:span text:style-name="T7">59(4):553-559.</text:span></text:p>
      <text:p text:style-name="P15"/>
      <text:p text:style-name="P32"><text:span text:style-name="T3">Parker GA </text:span><text:span text:style-name="T7">(</text:span><text:span text:style-name="Citation"><text:span text:style-name="T7">1970) Sperm competition and its evolutionary consequences in the insects</text:span></text:span><text:span text:style-name="Citation"><text:span text:style-name="T3">. Biological Reviews. </text:span></text:span><text:span text:style-name="Citation"><text:span text:style-name="T7">45:525–567.</text:span></text:span></text:p>
      <text:p text:style-name="P15">Parks Canada (2012) Sable Island National Park Reserve. http://www.pc.gc.ca/eng/pn-np/ns/sable/natcul/visit01.aspx, Accessed October 11, 2014.</text:p>
      <text:p text:style-name="P5"/>
      <text:p text:style-name="P29"><text:span text:style-name="T3">Pemberton JM, Albon SD, Guiness FE, Clutton-Brock TH, Dover GA (1992) Behavioral estimates of male mating success tested by DNA fingerprinting in a polygynous mammal. </text:span><text:span text:style-name="T5">Behavioral Ecology.</text:span><text:span text:style-name="T3"> 3:66–75.</text:span></text:p>
      <text:p text:style-name="P5"/>
      <text:p text:style-name="P29"><text:span text:style-name="T3">Pew J, Muir PH, Wang J, Frasier TR (</text:span><text:span text:style-name="Emphasis"><text:span text:style-name="T3">in press</text:span></text:span><text:span text:style-name="T3">) related: an R package for analyzing pairwise relatedness from codominant molecular markers. </text:span><text:span text:style-name="Emphasis"><text:span text:style-name="T3">Molecular Ecology Resources</text:span></text:span><text:span text:style-name="T3">.</text:span></text:p>
      <text:p text:style-name="P5"/>
      <text:p text:style-name="P29"><text:span text:style-name="T3">Plante Y, Vega-Pla JL, Lucas Z, Colling D, De March B, Buchanan F (2007) Genetic Diversity in a Feral Horse Population from Sable Island, Canada. </text:span><text:span text:style-name="T5">Journal of Heredity</text:span><text:span text:style-name="T3">. 98:594-602.</text:span></text:p>
      <text:p text:style-name="P5"/>
      <text:p text:style-name="P5">Plummer M (2003) JAGS: A program for analysis of Bayesian graphical models using Gibbs sampling. Proceedings of the 3rd International Workshop on Distributed Statistical Computing. March 20-22, Vienna, Austria.</text:p>
      <text:p text:style-name="P5"/>
      <text:p text:style-name="P29"><text:span text:style-name="T39">Powell DM (2008). Female-female competion or male mate choice? Patterns of courtship and breeding behavior among feral horses (Equus caballus) on Assateague Island. </text:span><text:span text:style-name="T41">Journal of Ethology. </text:span><text:span text:style-name="T40">26(1):137-144</text:span></text:p>
      <text:p text:style-name="P5"/>
      <text:p text:style-name="P29"><text:span text:style-name="T3">Preston BT, Stevenson IR, Pemberton JM, Coltman DW, Wilson K (2003) Overt and covert competition in a promiscuous mammal: the importance of weaponry and testes size to male reproductive success. </text:span><text:span text:style-name="T5">Proceedings of the Royal Society of London. Series B, Biological Sciences.</text:span><text:span text:style-name="T3"> </text:span><text:soft-page-break/><text:span text:style-name="T3">270:633–640.</text:span></text:p>
      <text:p text:style-name="P5"/>
      <text:p text:style-name="P17"><text:span text:style-name="T3">Province of Nova Scotia (2014) </text:span><text:span text:style-name="T4">Sable Island Horse </text:span><text:span text:style-name="T7">(web</text:span><text:span text:style-name="T3">) Available at: http://nslegislature.ca/index.php/about/symbols/sable_island_horse (Accessed 23 Oct. 2014).</text:span></text:p>
      <text:p text:style-name="P5"/>
      <text:p text:style-name="P5">R Core Team (2014). R: A language and environment for statistical computing. R Foundation for Statistical Computing, Vienna, Austria. URL http://www.R-project.org/. </text:p>
      <text:p text:style-name="P5"/>
      <text:p text:style-name="P5">Ralls K, Ballou JD, Templeton A (1988) Estimates of Lethal Equivalents and the Cost of Inbreeding in </text:p>
      <text:p text:style-name="P5">Mammals. Conservation Biology. 2(2)185-193.</text:p>
      <text:p text:style-name="P4"/>
      <text:p text:style-name="P4">Rousset F (2008) genepop’007: a complete re-implementation of the genepop software for Windows and Linux. Molecular Ecology Resources 8: 103-106.</text:p>
      <text:p text:style-name="P5"/>
      <text:p text:style-name="P29"><text:span text:style-name="T3">Rubenstein DI (1981) Behavioral ecology of island feral horses. </text:span><text:span text:style-name="T5">Equine Veterinary Journal.</text:span><text:span text:style-name="T3"> 13:27–34</text:span></text:p>
      <text:p text:style-name="P5"/>
      <text:p text:style-name="P29"><text:span text:style-name="T3">Sambrook J, Russell DW (2001) </text:span><text:span text:style-name="T5">Molecular Cloning: A Laboratory Manual</text:span><text:span text:style-name="T3">. Cold Spring Harbor Laboratory Press, Cold Spring Harbor, New York.</text:span></text:p>
      <text:p text:style-name="P15"/>
      <text:p text:style-name="P29"><text:span text:style-name="T10">Rutberg AT, Keiper RR (1993). Proximate causes of natal dispersal in feral ponies: some sex differences. </text:span><text:span text:style-name="T11">Animal Behavior.</text:span><text:span text:style-name="T10"> 46: 969-975</text:span></text:p>
      <text:p text:style-name="P5"/>
      <text:p text:style-name="P29"><text:span text:style-name="T3">Seutin G, White BN, Bong PT (1991) Preservation of avian blood and tissue samples for DNA analysis. </text:span><text:span text:style-name="T5">Canadian Journal of Zoology. </text:span><text:span text:style-name="T3">69:82-90.</text:span></text:p>
      <text:p text:style-name="P5"/>
      <text:p text:style-name="P29"><text:span text:style-name="T3">Shannon P, Markiel A, Ozier O, Baliga NS, Wang JT, Ramage D, Amin D, Schwikowski B, Ideker T (2003) Cytoscape: a software environment for integrated models of biomolecular interaction networks. </text:span><text:span text:style-name="T5">Genome Research</text:span><text:span text:style-name="T3">. 13(11):2498-1504.</text:span></text:p>
      <text:p text:style-name="P7"/>
      <text:p text:style-name="P29"><text:bookmark text:name="cit61"/><text:span text:style-name="Citation"><text:span text:style-name="T7">Sinervo B, Svensson E, Comendant T (2000) Density cycles and an offspring quantity and quality game driven by natural selection. </text:span></text:span><text:span text:style-name="Citation"><text:span text:style-name="T5">Nature</text:span></text:span><text:span text:style-name="Citation"><text:span text:style-name="T7"> 406: 985–988.</text:span></text:span></text:p>
      <text:p text:style-name="P5"/>
      <text:p text:style-name="P29"><text:span text:style-name="T3">Smith C, Pateman-Jones C, Zeiba G, Przybylski M, Reichard M (2009) Sperm depletion as a consequence of increased sperm competition risk in the European bitterling, </text:span><text:span text:style-name="Emphasis"><text:span text:style-name="T3">Rhodeus amaru. Animal Behavior.</text:span></text:span><text:span text:style-name="Emphasis"><text:span text:style-name="T7"> 77(5):1227-1233.</text:span></text:span></text:p>
      <text:p text:style-name="P5"/>
      <text:p text:style-name="P29"><text:span text:style-name="T3">Solensky MJ, Oberhauser KS (2009) Male monarch butterflies, </text:span><text:span text:style-name="Emphasis"><text:span text:style-name="T3">Danaus plexippus</text:span></text:span><text:span text:style-name="T3">, adjust ejaculates in response to intensity of sperm competition. </text:span><text:span text:style-name="T5">Animal Behaviour</text:span><text:span text:style-name="T3">. 77(2):465-472.</text:span></text:p>
      <text:p text:style-name="P5"/>
      <text:p text:style-name="P29"><text:bookmark text:name="cit40"/><text:span text:style-name="Citation"><text:span text:style-name="T7">Swindell WR, Bouzat JL (2006) Selection and inbreeding depression: effects of inbreeding rate and inbreeding environment. </text:span></text:span><text:span text:style-name="Citation"><text:span text:style-name="T5">Evolution.</text:span></text:span><text:span text:style-name="Citation"><text:span text:style-name="T7"> 60:1014–1022. </text:span></text:span></text:p>
      <text:p text:style-name="P7"/>
      <text:p text:style-name="P5">Tregenza T, Wedell N (2002) Polyandrous females avoid costs of inbreeding. Nature. 415(3):71-73.</text:p>
      <text:p text:style-name="P5"/>
      <text:p text:style-name="P17"><text:span text:style-name="T3">Van Schaik, C (2000) </text:span><text:span text:style-name="T5">Vulnerability to infanticide by males: patterns among mammals</text:span><text:span text:style-name="T3">. In: Van Schaik C, Janson CH (Eds.), Infanticide by Males and its Implications. Cambridge University Press, Cambridge, pp. 27–72.</text:span></text:p>
      <text:p text:style-name="P5"/>
      <text:p text:style-name="P29"><text:span text:style-name="T3">Wade PR (2000) Bayesian methods in conservation biology. </text:span><text:span text:style-name="T5">Conservation Biology</text:span><text:span text:style-name="T3"> 14: 1308–1316.</text:span></text:p>
      <text:p text:style-name="P5"><text:soft-page-break/></text:p>
      <text:p text:style-name="P29"><text:span text:style-name="T3">Wang J. (2002) An Estimator for Pairwise Relatedness Using Molecular Markers. 43</text:span><text:span text:style-name="Citation"><text:span text:style-name="T7">160(3):1203-1215. </text:span></text:span></text:p>
      <text:p text:style-name="P5"/>
      <text:p text:style-name="P38"><text:span text:style-name="T33">Welsh DA (1975) </text:span><text:span text:style-name="T35">Population, behavioural and grazing ecology of the horses of Sable </text:span><text:span text:style-name="T36">Island</text:span><text:span text:style-name="T37">. PhD Thesis, Dalhousie University, Halifax. </text:span></text:p>
      <text:p text:style-name="P39"/>
      <text:p text:style-name="P29"><text:span text:style-name="T10">Wey T, Blumstein DT, Shen W, Jordan F (2008) Social network analysis of animal </text:span><text:span text:style-name="T13">behaviour: a promising tool for the study to sociality. </text:span><text:span text:style-name="T14">Animal Behaviour</text:span><text:span text:style-name="T13">. 75:333-344. </text:span></text:p>
      <text:p text:style-name="P5"/>
      <text:p text:style-name="P29"><text:span text:style-name="T3">Worthington Wilmer J, Allen PJ, Pomeroy PP, Twiss SD, Amos W (1999) Where have all the fathers gone? An extensive micro-satellite analysis of paternity in the grey seal (Halichoerus grypus). </text:span><text:span text:style-name="T5">Molecular Ecology.</text:span><text:span text:style-name="T3"> 8:1417–1429.</text:span></text:p>
      <text:p text:style-name="P5"/>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ce style:name="FreeSans2" svg:font-family="FreeSans" style:font-family-generic="swiss"/>
    <style:font-face style:name="FreeSans1" svg:font-family="FreeSans" style:font-pitch="variable"/>
    <style:font-face style:name="Helvetica1" svg:font-family="Helvetica" style:font-pitch="variable"/>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22:47:31.044822403</meta:creation-date>
    <dc:date>2015-05-01T18:24:18.799855840</dc:date>
    <meta:editing-duration>P1DT13H40M54S</meta:editing-duration>
    <meta:editing-cycles>5</meta:editing-cycles>
    <meta:generator>LibreOffice/4.2.8.2$Linux_X86_64 LibreOffice_project/420m0$Build-2</meta:generator>
    <meta:document-statistic meta:table-count="0" meta:image-count="0" meta:object-count="0" meta:page-count="17" meta:paragraph-count="144" meta:word-count="5459" meta:character-count="36693" meta:non-whitespace-character-count="31355"/>
  </office:meta>
</office:document-meta>
</file>